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7.742cm"/>
    </style:style>
    <style:style style:name="co3" style:family="table-column">
      <style:table-column-properties fo:break-before="auto" style:column-width="5.438cm"/>
    </style:style>
    <style:style style:name="co4" style:family="table-column">
      <style:table-column-properties fo:break-before="auto" style:column-width="2.267cm"/>
    </style:style>
    <style:style style:name="co5" style:family="table-column">
      <style:table-column-properties fo:break-before="auto" style:column-width="1.602cm"/>
    </style:style>
    <style:style style:name="co6" style:family="table-column">
      <style:table-column-properties fo:break-before="auto" style:column-width="11.174cm"/>
    </style:style>
    <style:style style:name="co7" style:family="table-column">
      <style:table-column-properties fo:break-before="auto" style:column-width="4.408cm"/>
    </style:style>
    <style:style style:name="co8" style:family="table-column">
      <style:table-column-properties fo:break-before="auto" style:column-width="9.589cm"/>
    </style:style>
    <style:style style:name="co9" style:family="table-column">
      <style:table-column-properties fo:break-before="auto" style:column-width="1.725cm"/>
    </style:style>
    <style:style style:name="co10" style:family="table-column">
      <style:table-column-properties fo:break-before="auto" style:column-width="10.282cm"/>
    </style:style>
    <style:style style:name="co11" style:family="table-column">
      <style:table-column-properties fo:break-before="auto" style:column-width="10.312cm"/>
    </style:style>
    <style:style style:name="co12" style:family="table-column">
      <style:table-column-properties fo:break-before="auto" style:column-width="6.814cm"/>
    </style:style>
    <style:style style:name="co13" style:family="table-column">
      <style:table-column-properties fo:break-before="auto" style:column-width="11.13cm"/>
    </style:style>
    <style:style style:name="co14" style:family="table-column">
      <style:table-column-properties fo:break-before="auto" style:column-width="6.72cm"/>
    </style:style>
    <style:style style:name="co15" style:family="table-column">
      <style:table-column-properties fo:break-before="auto" style:column-width="11.7cm"/>
    </style:style>
    <style:style style:name="co16" style:family="table-column">
      <style:table-column-properties fo:break-before="auto" style:column-width="6.937cm"/>
    </style:style>
    <style:style style:name="co17" style:family="table-column">
      <style:table-column-properties fo:break-before="auto" style:column-width="10.188cm"/>
    </style:style>
    <style:style style:name="co18" style:family="table-column">
      <style:table-column-properties fo:break-before="auto" style:column-width="8.356cm"/>
    </style:style>
    <style:style style:name="co19" style:family="table-column">
      <style:table-column-properties fo:break-before="auto" style:column-width="9.017cm"/>
    </style:style>
    <style:style style:name="co20" style:family="table-column">
      <style:table-column-properties fo:break-before="auto" style:column-width="10.298cm"/>
    </style:style>
    <style:style style:name="co21" style:family="table-column">
      <style:table-column-properties fo:break-before="auto" style:column-width="7.491cm"/>
    </style:style>
    <style:style style:name="co22" style:family="table-column">
      <style:table-column-properties fo:break-before="auto" style:column-width="17.157cm"/>
    </style:style>
    <style:style style:name="co23" style:family="table-column">
      <style:table-column-properties fo:break-before="auto" style:column-width="8.894cm"/>
    </style:style>
    <style:style style:name="co24" style:family="table-column">
      <style:table-column-properties fo:break-before="auto" style:column-width="13.056cm"/>
    </style:style>
    <style:style style:name="co25" style:family="table-column">
      <style:table-column-properties fo:break-before="auto" style:column-width="5.981cm"/>
    </style:style>
    <style:style style:name="co26" style:family="table-column">
      <style:table-column-properties fo:break-before="auto" style:column-width="11.531cm"/>
    </style:style>
    <style:style style:name="co27" style:family="table-column">
      <style:table-column-properties fo:break-before="auto" style:column-width="17.343cm"/>
    </style:style>
    <style:style style:name="co28" style:family="table-column">
      <style:table-column-properties fo:break-before="auto" style:column-width="16.693cm"/>
    </style:style>
    <style:style style:name="co29" style:family="table-column">
      <style:table-column-properties fo:break-before="auto" style:column-width="6.181cm"/>
    </style:style>
    <style:style style:name="co30" style:family="table-column">
      <style:table-column-properties fo:break-before="auto" style:column-width="5.995cm"/>
    </style:style>
    <style:style style:name="co31" style:family="table-column">
      <style:table-column-properties fo:break-before="auto" style:column-width="12.748cm"/>
    </style:style>
    <style:style style:name="co32" style:family="table-column">
      <style:table-column-properties fo:break-before="auto" style:column-width="7.414cm"/>
    </style:style>
    <style:style style:name="co33" style:family="table-column">
      <style:table-column-properties fo:break-before="auto" style:column-width="9.85cm"/>
    </style:style>
    <style:style style:name="co34" style:family="table-column">
      <style:table-column-properties fo:break-before="auto" style:column-width="6.043cm"/>
    </style:style>
    <style:style style:name="co35" style:family="table-column">
      <style:table-column-properties fo:break-before="auto" style:column-width="7.8cm"/>
    </style:style>
    <style:style style:name="co36" style:family="table-column">
      <style:table-column-properties fo:break-before="auto" style:column-width="8.015cm"/>
    </style:style>
    <style:style style:name="co37" style:family="table-column">
      <style:table-column-properties fo:break-before="auto" style:column-width="9.047cm"/>
    </style:style>
    <style:style style:name="ro1" style:family="table-row">
      <style:table-row-properties style:row-height="0.453cm" fo:break-before="auto" style:use-optimal-row-height="true"/>
    </style:style>
    <style:style style:name="ro2" style:family="table-row">
      <style:table-row-properties style:row-height="3.334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6.369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5.528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2.69cm" fo:break-before="auto" style:use-optimal-row-height="true"/>
    </style:style>
    <style:style style:name="ro13" style:family="table-row">
      <style:table-row-properties style:row-height="3.568cm" fo:break-before="auto" style:use-optimal-row-height="true"/>
    </style:style>
    <style:style style:name="ro14" style:family="table-row">
      <style:table-row-properties style:row-height="4.263cm" fo:break-before="auto" style:use-optimal-row-height="true"/>
    </style:style>
    <style:style style:name="ro15" style:family="table-row">
      <style:table-row-properties style:row-height="4.884cm" fo:break-before="auto" style:use-optimal-row-height="true"/>
    </style:style>
    <style:style style:name="ro16" style:family="table-row">
      <style:table-row-properties style:row-height="4.445cm" fo:break-before="auto" style:use-optimal-row-height="true"/>
    </style:style>
    <style:style style:name="ro17" style:family="table-row">
      <style:table-row-properties style:row-height="7.955cm" fo:break-before="auto" style:use-optimal-row-height="true"/>
    </style:style>
    <style:style style:name="ro18" style:family="table-row">
      <style:table-row-properties style:row-height="5.323cm" fo:break-before="auto" style:use-optimal-row-height="true"/>
    </style:style>
    <style:style style:name="ro19" style:family="table-row">
      <style:table-row-properties style:row-height="6.2cm" fo:break-before="auto" style:use-optimal-row-height="true"/>
    </style:style>
    <style:style style:name="ro20" style:family="table-row">
      <style:table-row-properties style:row-height="7.078cm" fo:break-before="auto" style:use-optimal-row-height="true"/>
    </style:style>
    <style:style style:name="ro21" style:family="table-row">
      <style:table-row-properties style:row-height="0.935cm" fo:break-before="auto" style:use-optimal-row-height="true"/>
    </style:style>
    <style:style style:name="ro22" style:family="table-row">
      <style:table-row-properties style:row-height="2.251cm" fo:break-before="auto" style:use-optimal-row-height="true"/>
    </style:style>
    <style:style style:name="ro23" style:family="table-row">
      <style:table-row-properties style:row-height="7.518cm" fo:break-before="auto" style:use-optimal-row-height="true"/>
    </style:style>
    <style:style style:name="ro24" style:family="table-row">
      <style:table-row-properties style:row-height="1.374cm" fo:break-before="auto" style:use-optimal-row-height="true"/>
    </style:style>
    <style:style style:name="ro25" style:family="table-row">
      <style:table-row-properties style:row-height="6.639cm" fo:break-before="auto" style:use-optimal-row-height="true"/>
    </style:style>
    <style:style style:name="ro26" style:family="table-row">
      <style:table-row-properties style:row-height="3.129cm" fo:break-before="auto" style:use-optimal-row-height="true"/>
    </style:style>
    <style:style style:name="ro27" style:family="table-row">
      <style:table-row-properties style:row-height="4.006cm" fo:break-before="auto" style:use-optimal-row-height="true"/>
    </style:style>
    <style:style style:name="ro28" style:family="table-row">
      <style:table-row-properties style:row-height="2.579cm" fo:break-before="auto" style:use-optimal-row-height="true"/>
    </style:style>
    <style:style style:name="ro29" style:family="table-row">
      <style:table-row-properties style:row-height="1.813cm" fo:break-before="auto" style:use-optimal-row-height="true"/>
    </style:style>
    <style:style style:name="ro30" style:family="table-row">
      <style:table-row-properties style:row-height="3.422cm" fo:break-before="auto" style:use-optimal-row-height="true"/>
    </style:style>
    <style:style style:name="ro31" style:family="table-row">
      <style:table-row-properties style:row-height="8.3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language="en" fo:country="US" style:font-name-asian="Lucida Sans Unicode" style:font-size-asian="6.80000019073486pt" style:language-asian="en" style:country-asian="US" style:font-size-complex="6.80000019073486pt" style:language-complex="en" style:country-complex="US"/>
    </style:style>
    <style:style style:name="ce2" style:family="table-cell" style:parent-style-name="Default">
      <style:text-properties fo:font-size="12pt" fo:language="en" fo:country="US" style:font-name-asian="Lucida Sans Unicode" style:font-size-asian="12pt" style:language-asian="en" style:country-asian="US" style:font-size-complex="6.80000019073486pt" style:language-complex="en" style:country-complex="US"/>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font-style="normal" fo:font-weight="bold" style:font-style-asian="normal" style:font-weight-asian="bold" style:font-style-complex="normal" style:font-weight-complex="bold"/>
    </style:style>
    <style:style style:name="T1" style:family="text">
      <style:text-properties fo:font-size="12pt"/>
    </style:style>
    <style:style style:name="T2" style:family="text">
      <style:text-properties fo:color="#336633" fo:font-size="11pt" style:font-size-asian="11pt" style:font-size-complex="6.30000019073486pt"/>
    </style:style>
    <style:style style:name="T3" style:family="text">
      <style:text-properties fo:font-size="12pt" fo:language="en" fo:country="US" style:font-size-asian="12pt" style:font-size-complex="6.80000019073486pt"/>
    </style:style>
    <style:style style:name="T4" style:family="text">
      <style:text-properties fo:font-weight="bold" style:font-weight-asian="bold" style:font-weight-complex="bold"/>
    </style:style>
  </office:automatic-styles>
  <office:body>
    <office:spreadsheet>
      <table:table table:name="setting up"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
          <table:table-cell table:number-columns-repeated="3"/>
        </table:table-row>
        <table:table-row table:style-name="ro2">
          <table:table-cell/>
          <table:table-cell table:style-name="ce1" office:value-type="string">
            <text:p><text:span text:style-name="T1">Install vue cli &amp; make a project:</text:span></text:p>
            <text:p><text:span text:style-name="T1"/></text:p>
            <text:p><text:span text:style-name="T2">npm install -g @vue/cli</text:span></text:p>
            <text:p><text:span text:style-name="T2"># or</text:span></text:p>
            <text:p><text:span text:style-name="T2">yarn global add @vue/cli</text:span></text:p>
            <text:p><text:span text:style-name="T2"/></text:p>
            <text:p><text:span text:style-name="T2">vue create my-project</text:span></text:p>
          </table:table-cell>
          <table:table-cell/>
        </table:table-row>
        <table:table-row table:style-name="ro1">
          <table:table-cell table:number-columns-repeated="3"/>
        </table:table-row>
        <table:table-row table:style-name="ro3">
          <table:table-cell/>
          <table:table-cell table:style-name="ce2" office:value-type="string">
            <text:p><text:span text:style-name="T3">webpack project:</text:span></text:p>
            <text:p><text:span text:style-name="T2"/></text:p>
            <text:p><text:span text:style-name="T2">npm install -g vue-cli</text:span></text:p>
            <text:p><text:span text:style-name="T2">$ vue init webpack my-project</text:span></text:p>
            <text:p><text:span text:style-name="T2">$ cd my-project</text:span></text:p>
            <text:p><text:span text:style-name="T2">$ npm install</text:span></text:p>
            <text:p><text:span text:style-name="T2">$ npm run dev</text:span></text:p>
          </table:table-cell>
          <table:table-cell/>
        </table:table-row>
        <table:table-row table:style-name="ro1">
          <table:table-cell table:number-columns-repeated="3"/>
        </table:table-row>
        <table:table-row table:style-name="ro1">
          <table:table-cell/>
          <table:table-cell office:value-type="string">
            <text:p>with prettier error:</text:p>
          </table:table-cell>
          <table:table-cell/>
        </table:table-row>
        <table:table-row table:style-name="ro4">
          <table:table-cell/>
          <table:table-cell office:value-type="string">
            <text:p>npm install --save-dev prettier@1.12.0</text:p>
            <text:p/>
            <text:p>npm run dev</text:p>
          </table:table-cell>
          <table:table-cell table:style-name="ce3" office:value-type="string">
            <text:p>prettier causes it to crash.likely will get fixed</text:p>
          </table:table-cell>
        </table:table-row>
      </table:table>
      <table:table table:name="basic misc"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2">
          <table:table-cell table:number-columns-repeated="4"/>
        </table:table-row>
        <table:table-row table:style-name="ro1">
          <table:table-cell/>
          <table:table-cell table:style-name="ce4" office:value-type="string">
            <text:p>new vue instance- root vue instance</text:p>
          </table:table-cell>
          <table:table-cell table:number-columns-repeated="2"/>
        </table:table-row>
        <table:table-row table:style-name="ro4">
          <table:table-cell/>
          <table:table-cell office:value-type="string">
            <text:p>var vm = new Vue({</text:p>
            <text:p><text:s text:c="2"/>// option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options/data object</text:p>
          </table:table-cell>
          <table:table-cell table:number-columns-repeated="2"/>
        </table:table-row>
        <table:table-row table:style-name="ro1">
          <table:table-cell/>
          <table:table-cell table:style-name="ce4"/>
          <table:table-cell table:number-columns-repeated="2"/>
        </table:table-row>
        <table:table-row table:style-name="ro5">
          <table:table-cell/>
          <table:table-cell office:value-type="string">
            <text:p>// Our data object</text:p>
            <text:p>var data = { a: 1 }</text:p>
            <text:p/>
            <text:p>// The object is added to a Vue instance</text:p>
            <text:p>var vm = new Vue({</text:p>
            <text:p><text:s text:c="2"/>data: data</text:p>
            <text:p>})</text:p>
            <text:p/>
            <text:p>vm.a == data.a // =&gt; true</text:p>
            <text:p/>
            <text:p>vm.a = 2</text:p>
            <text:p>data.a // =&gt; 2</text:p>
            <text:p/>
            <text:p>data.a = 3</text:p>
            <text:p>vm.a // =&gt; 3</text:p>
          </table:table-cell>
          <table:table-cell table:style-name="ce3" office:value-type="string">
            <text:p>on data change the view will re-render</text:p>
          </table:table-cell>
          <table:table-cell/>
        </table:table-row>
        <table:table-row table:style-name="ro1">
          <table:table-cell table:number-columns-repeated="4"/>
        </table:table-row>
        <table:table-row table:style-name="ro6">
          <table:table-cell/>
          <table:table-cell office:value-type="string">
            <text:p>data: {</text:p>
            <text:p><text:s text:c="2"/>newTodoText: '',</text:p>
            <text:p><text:s text:c="2"/>visitCount: 0,</text:p>
            <text:p><text:s text:c="2"/>hideCompletedTodos: false,</text:p>
            <text:p><text:s text:c="2"/>todos: [],</text:p>
            <text:p><text:s text:c="2"/>error: null</text:p>
            <text:p>}</text:p>
          </table:table-cell>
          <table:table-cell table:style-name="ce3" office:value-type="string">
            <text:p>data object needs to have initial values to be able to change it later</text:p>
          </table:table-cell>
          <table:table-cell/>
        </table:table-row>
        <table:table-row table:style-name="ro1">
          <table:table-cell table:number-columns-repeated="4"/>
        </table:table-row>
        <table:table-row table:style-name="ro7">
          <table:table-cell/>
          <table:table-cell office:value-type="string">
            <text:p>exception. Object.freeze(obj)</text:p>
          </table:table-cell>
          <table:table-cell table:style-name="ce3" office:value-type="string">
            <text:p>forzen objects will not be able to update!</text:p>
          </table:table-cell>
          <table:table-cell/>
        </table:table-row>
        <table:table-row table:style-name="ro1">
          <table:table-cell table:number-columns-repeated="4"/>
        </table:table-row>
        <table:table-row table:style-name="ro1">
          <table:table-cell/>
          <table:table-cell table:style-name="ce4" office:value-type="string">
            <text:p>instance properties and methods</text:p>
          </table:table-cell>
          <table:table-cell table:number-columns-repeated="2"/>
        </table:table-row>
        <table:table-row table:style-name="ro1">
          <table:table-cell table:number-columns-repeated="4"/>
        </table:table-row>
        <table:table-row table:style-name="ro8">
          <table:table-cell/>
          <table:table-cell office:value-type="string">
            <text:p>var data = { a: 1 }</text:p>
            <text:p>var vm = new Vue({</text:p>
            <text:p><text:s text:c="2"/>el: '#example',</text:p>
            <text:p><text:s text:c="2"/>data: data</text:p>
            <text:p>})</text:p>
            <text:p/>
            <text:p>vm.$data === data // =&gt; true</text:p>
            <text:p>vm.$el === document.getElementById('example') // =&gt; true</text:p>
            <text:p/>
            <text:p>// $watch is an instance method</text:p>
            <text:p>vm.$watch('a', function (newValue, oldValue) {</text:p>
            <text:p><text:s text:c="2"/>// This callback will be called when `vm.a` change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Lifecycle instance hooks- functions that can be triggered</text:p>
          </table:table-cell>
          <table:table-cell table:number-columns-repeated="2"/>
        </table:table-row>
        <table:table-row table:style-name="ro1">
          <table:table-cell table:number-columns-repeated="4"/>
        </table:table-row>
        <table:table-row table:style-name="ro9">
          <table:table-cell/>
          <table:table-cell office:value-type="string">
            <text:p>new Vue({</text:p>
            <text:p><text:s text:c="2"/>data: {</text:p>
            <text:p><text:s text:c="4"/>a: 1</text:p>
            <text:p><text:s text:c="2"/>},</text:p>
            <text:p><text:s text:c="2"/>created: function () {</text:p>
            <text:p><text:s text:c="4"/>// `this` points to the vm instance</text:p>
            <text:p><text:s text:c="4"/>console.log('a is: ' + this.a)</text:p>
            <text:p><text:s text:c="2"/>}</text:p>
            <text:p>})</text:p>
          </table:table-cell>
          <table:table-cell table:style-name="ce3" office:value-type="string">
            <text:p>You can trigger a function on creation.</text:p>
          </table:table-cell>
          <table:table-cell/>
        </table:table-row>
        <table:table-row table:style-name="ro1">
          <table:table-cell/>
          <table:table-cell office:value-type="string">
            <text:p>other hooks:</text:p>
          </table:table-cell>
          <table:table-cell table:number-columns-repeated="2"/>
        </table:table-row>
        <table:table-row table:style-name="ro1">
          <table:table-cell/>
          <table:table-cell table:style-name="ce4" office:value-type="string">
            <text:p>mounted, updated, and destroyed, etc.</text:p>
          </table:table-cell>
          <table:table-cell table:number-columns-repeated="2"/>
        </table:table-row>
        <table:table-row table:style-name="ro1">
          <table:table-cell table:number-columns-repeated="4"/>
        </table:table-row>
        <table:table-row table:style-name="ro1">
          <table:table-cell/>
          <table:table-cell table:style-name="ce4" office:value-type="string">
            <text:p>Interpolations</text:p>
          </table:table-cell>
          <table:table-cell table:number-columns-repeated="2"/>
        </table:table-row>
        <table:table-row table:style-name="ro1">
          <table:table-cell table:number-columns-repeated="4"/>
        </table:table-row>
        <table:table-row table:style-name="ro1">
          <table:table-cell/>
          <table:table-cell office:value-type="string">
            <text:p>&lt;span&gt;Message: {{ msg }}&lt;/span&gt;</text:p>
          </table:table-cell>
          <table:table-cell office:value-type="string">
            <text:p>text interpolation</text:p>
          </table:table-cell>
          <table:table-cell/>
        </table:table-row>
        <table:table-row table:style-name="ro1">
          <table:table-cell/>
          <table:table-cell office:value-type="string">
            <text:p>&lt;span v-once&gt;This will never change: {{ msg }}&lt;/span&gt;</text:p>
          </table:table-cell>
          <table:table-cell office:value-type="string">
            <text:p>Non-updating ~</text:p>
          </table:table-cell>
          <table:table-cell/>
        </table:table-row>
        <table:table-row table:style-name="ro1">
          <table:table-cell table:number-columns-repeated="4"/>
        </table:table-row>
        <table:table-row table:style-name="ro1">
          <table:table-cell/>
          <table:table-cell office:value-type="string">
            <text:p>&lt;p&gt;Using v-html directive: &lt;span v-html="rawHtml"&gt;&lt;/span&gt;&lt;/p&gt;</text:p>
          </table:table-cell>
          <table:table-cell office:value-type="string">
            <text:p>display raw html</text:p>
          </table:table-cell>
          <table:table-cell/>
        </table:table-row>
        <table:table-row table:style-name="ro1">
          <table:table-cell table:number-columns-repeated="4"/>
        </table:table-row>
        <table:table-row table:style-name="ro1">
          <table:table-cell/>
          <table:table-cell office:value-type="string">
            <text:p>html attributes:</text:p>
          </table:table-cell>
          <table:table-cell table:number-columns-repeated="2"/>
        </table:table-row>
        <table:table-row table:style-name="ro1">
          <table:table-cell/>
          <table:table-cell office:value-type="string">
            <text:p>v-bind directive:</text:p>
          </table:table-cell>
          <table:table-cell table:number-columns-repeated="2"/>
        </table:table-row>
        <table:table-row table:style-name="ro1">
          <table:table-cell/>
          <table:table-cell office:value-type="string">
            <text:p>&lt;div v-bind:id="dynamicId"&gt;&lt;/div&gt;</text:p>
          </table:table-cell>
          <table:table-cell table:number-columns-repeated="2"/>
        </table:table-row>
        <table:table-row table:style-name="ro1">
          <table:table-cell table:number-columns-repeated="4"/>
        </table:table-row>
        <table:table-row table:style-name="ro6">
          <table:table-cell/>
          <table:table-cell office:value-type="string">
            <text:p>&lt;button v-bind:disabled="isButtonDisabled"&gt;Button&lt;/button&gt;</text:p>
          </table:table-cell>
          <table:table-cell table:style-name="ce3" office:value-type="string">
            <text:p>If isButtonDisabled has the value of null, undefined, or false, the disabled attribute will not even be included in the rendered &lt;button&gt; element.</text:p>
          </table:table-cell>
          <table:table-cell/>
        </table:table-row>
        <table:table-row table:style-name="ro1">
          <table:table-cell table:number-columns-repeated="4"/>
        </table:table-row>
        <table:table-row table:style-name="ro1">
          <table:table-cell/>
          <table:table-cell table:style-name="ce4" office:value-type="string">
            <text:p>Javascript expressions</text:p>
          </table:table-cell>
          <table:table-cell table:number-columns-repeated="2"/>
        </table:table-row>
        <table:table-row table:style-name="ro1">
          <table:table-cell table:number-columns-repeated="4"/>
        </table:table-row>
        <table:table-row table:style-name="ro6">
          <table:table-cell/>
          <table:table-cell office:value-type="string">
            <text:p>{{ number + 1 }}</text:p>
            <text:p/>
            <text:p>{{ ok ? 'YES' : 'NO' }}</text:p>
            <text:p/>
            <text:p>{{ message.split('').reverse().join('') }}</text:p>
            <text:p/>
            <text:p>&lt;div v-bind:id="'list-' + id"&gt;&lt;/div&gt;</text:p>
          </table:table-cell>
          <table:table-cell table:style-name="ce3" office:value-type="string">
            <text:p>These expressions will be evaluated as JavaScript in the data scope of the owner Vue instance. <text:s/>can only contain one single expression. Statements don't work either.</text:p>
          </table:table-cell>
          <table:table-cell/>
        </table:table-row>
        <table:table-row table:style-name="ro1">
          <table:table-cell table:number-columns-repeated="4"/>
        </table:table-row>
        <table:table-row table:style-name="ro1">
          <table:table-cell/>
          <table:table-cell table:style-name="ce4" office:value-type="string">
            <text:p>Directives: special attributes with the v- prefix</text:p>
          </table:table-cell>
          <table:table-cell table:number-columns-repeated="2"/>
        </table:table-row>
        <table:table-row table:style-name="ro1">
          <table:table-cell/>
          <table:table-cell table:style-name="ce4" office:value-type="string">
            <text:p>apply behavior to the DOM</text:p>
          </table:table-cell>
          <table:table-cell table:number-columns-repeated="2"/>
        </table:table-row>
        <table:table-row table:style-name="ro1">
          <table:table-cell table:number-columns-repeated="4"/>
        </table:table-row>
        <table:table-row table:style-name="ro1">
          <table:table-cell/>
          <table:table-cell office:value-type="string">
            <text:p>&lt;p v-if="seen"&gt;Now you see me&lt;/p&gt;</text:p>
          </table:table-cell>
          <table:table-cell table:number-columns-repeated="2"/>
        </table:table-row>
        <table:table-row table:style-name="ro1">
          <table:table-cell table:number-columns-repeated="2"/>
          <table:table-cell table:style-name="ce3"/>
          <table:table-cell/>
        </table:table-row>
        <table:table-row table:style-name="ro1">
          <table:table-cell/>
          <table:table-cell office:value-type="string">
            <text:p>v-bind directive is used to reactively update an HTML attribute:</text:p>
          </table:table-cell>
          <table:table-cell table:number-columns-repeated="2"/>
        </table:table-row>
        <table:table-row table:style-name="ro1">
          <table:table-cell/>
          <table:table-cell office:value-type="string">
            <text:p>&lt;a v-bind:href="url"&gt; ... &lt;/a&gt;</text:p>
          </table:table-cell>
          <table:table-cell table:number-columns-repeated="2"/>
        </table:table-row>
        <table:table-row table:style-name="ro1">
          <table:table-cell/>
          <table:table-cell office:value-type="string">
            <text:p>listeners:</text:p>
          </table:table-cell>
          <table:table-cell table:number-columns-repeated="2"/>
        </table:table-row>
        <table:table-row table:style-name="ro1">
          <table:table-cell/>
          <table:table-cell office:value-type="string">
            <text:p>&lt;a v-on:click="doSomething"&gt; ... &lt;/a&gt;</text:p>
          </table:table-cell>
          <table:table-cell table:number-columns-repeated="2"/>
        </table:table-row>
        <table:table-row table:style-name="ro1">
          <table:table-cell/>
          <table:table-cell office:value-type="string">
            <text:p>modifiers:</text:p>
          </table:table-cell>
          <table:table-cell table:number-columns-repeated="2"/>
        </table:table-row>
        <table:table-row table:style-name="ro10">
          <table:table-cell/>
          <table:table-cell office:value-type="string">
            <text:p>&lt;form v-on:submit.prevent="onSubmit"&gt; ... &lt;/form&gt;</text:p>
          </table:table-cell>
          <table:table-cell table:style-name="ce3" office:value-type="string">
            <text:p>the .prevent modifier tells the v-on directive to call event.preventDefault() on the triggered event:</text:p>
          </table:table-cell>
          <table:table-cell table:style-name="ce3" office:value-type="string">
            <text:p>The Event interface's preventDefault() method tells the user agent that if the event does not get explicitly handled, its default action should not be taken as it normally would be. For example checkbox default action is not checking it.</text:p>
          </table:table-cell>
        </table:table-row>
        <table:table-row table:style-name="ro1">
          <table:table-cell table:number-columns-repeated="4"/>
        </table:table-row>
        <table:table-row table:style-name="ro1">
          <table:table-cell/>
          <table:table-cell table:style-name="ce4" office:value-type="string">
            <text:p>shorthands</text:p>
          </table:table-cell>
          <table:table-cell table:number-columns-repeated="2"/>
        </table:table-row>
        <table:table-row table:style-name="ro7">
          <table:table-cell/>
          <table:table-cell table:style-name="ce3" office:value-type="string">
            <text:p>Vue.js provides special shorthands for two of the most often used directives, v-bind and v-on:</text:p>
          </table:table-cell>
          <table:table-cell table:number-columns-repeated="2"/>
        </table:table-row>
        <table:table-row table:style-name="ro11">
          <table:table-cell/>
          <table:table-cell office:value-type="string">
            <text:p>&lt;!-- full syntax --&gt;</text:p>
            <text:p>&lt;a v-bind:href="url"&gt; ... &lt;/a&gt;</text:p>
            <text:p/>
            <text:p>&lt;!-- shorthand --&gt;</text:p>
            <text:p>&lt;a :href="url"&gt; ... &lt;/a&gt;</text:p>
          </table:table-cell>
          <table:table-cell table:number-columns-repeated="2"/>
        </table:table-row>
        <table:table-row table:style-name="ro11">
          <table:table-cell/>
          <table:table-cell office:value-type="string">
            <text:p>&lt;!-- full syntax --&gt;</text:p>
            <text:p>&lt;a v-on:click="doSomething"&gt; ... &lt;/a&gt;</text:p>
            <text:p/>
            <text:p>&lt;!-- shorthand --&gt;</text:p>
            <text:p>&lt;a @click="doSomething"&gt; ... &lt;/a&gt;</text:p>
          </table:table-cell>
          <table:table-cell table:number-columns-repeated="2"/>
        </table:table-row>
      </table:table>
      <table:table table:name="basic dom" table:style-name="ta1"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number-columns-repeated="4"/>
        </table:table-row>
        <table:table-row table:style-name="ro1">
          <table:table-cell/>
          <table:table-cell table:style-name="ce4" office:value-type="string">
            <text:p>Basic vue DOM from script tags</text:p>
          </table:table-cell>
          <table:table-cell table:number-columns-repeated="2"/>
        </table:table-row>
        <table:table-row table:style-name="ro1">
          <table:table-cell/>
          <table:table-cell office:value-type="string">
            <text:p>javascript</text:p>
          </table:table-cell>
          <table:table-cell office:value-type="string">
            <text:p>html</text:p>
          </table:table-cell>
          <table:table-cell office:value-type="string">
            <text:p>what it does</text:p>
          </table:table-cell>
        </table:table-row>
        <table:table-row table:style-name="ro1">
          <table:table-cell table:number-columns-repeated="4"/>
        </table:table-row>
        <table:table-row table:style-name="ro12">
          <table:table-cell/>
          <table:table-cell office:value-type="string">
            <text:p>let app = new Vue({</text:p>
            <text:p><text:s text:c="6"/>el: '#app',</text:p>
            <text:p><text:s text:c="6"/>data: {</text:p>
            <text:p><text:s text:c="8"/>msg: 'Hello Vue!'</text:p>
            <text:p><text:s text:c="6"/>}</text:p>
            <text:p><text:s text:c="4"/>})</text:p>
          </table:table-cell>
          <table:table-cell office:value-type="string">
            <text:p>&lt;div id="app"&gt;</text:p>
            <text:p><text:s text:c="4"/>{{ msg }}</text:p>
            <text:p><text:s text:c="2"/>&lt;/div&gt;</text:p>
          </table:table-cell>
          <table:table-cell office:value-type="string">
            <text:p>inject a string</text:p>
          </table:table-cell>
        </table:table-row>
        <table:table-row table:style-name="ro1">
          <table:table-cell table:number-columns-repeated="4"/>
        </table:table-row>
        <table:table-row table:style-name="ro13">
          <table:table-cell/>
          <table:table-cell office:value-type="string">
            <text:p><text:s/>let app2 = new Vue({</text:p>
            <text:p><text:s text:c="6"/>el: '#app2',</text:p>
            <text:p><text:s text:c="6"/>data: {</text:p>
            <text:p><text:s text:c="8"/>msg: 'Hello Vue!',</text:p>
            <text:p><text:s text:c="8"/>seen: true,</text:p>
            <text:p><text:s text:c="6"/>}</text:p>
            <text:p><text:s text:c="4"/>})</text:p>
          </table:table-cell>
          <table:table-cell office:value-type="string">
            <text:p>&lt;div id="app2" v-bind:title="msg"&gt;</text:p>
            <text:p><text:s text:c="4"/>&lt;span v-bind:title="msg"&gt;</text:p>
            <text:p><text:s text:c="6"/>WHAT THE FUNK</text:p>
            <text:p><text:s text:c="4"/>&lt;/span&gt;</text:p>
            <text:p><text:s text:c="4"/>&lt;div v-if="seen"&gt;</text:p>
            <text:p><text:s text:c="6"/>I can see what you see not</text:p>
            <text:p><text:s text:c="4"/>&lt;/div&gt;</text:p>
            <text:p><text:s text:c="2"/>&lt;/div&gt;</text:p>
          </table:table-cell>
          <table:table-cell table:style-name="ce3" office:value-type="string">
            <text:p>makes app2 invisible and gives a title with the v-bind</text:p>
          </table:table-cell>
        </table:table-row>
        <table:table-row table:style-name="ro1">
          <table:table-cell table:number-columns-repeated="4"/>
        </table:table-row>
        <table:table-row table:style-name="ro14">
          <table:table-cell/>
          <table:table-cell office:value-type="string">
            <text:p><text:s/>let app3 = new Vue({</text:p>
            <text:p><text:s text:c="6"/>el: '#app3',</text:p>
            <text:p><text:s text:c="6"/>data: {</text:p>
            <text:p><text:s text:c="8"/>items: [</text:p>
            <text:p><text:s text:c="10"/>'Paige',</text:p>
            <text:p><text:s text:c="10"/>'Leila',</text:p>
            <text:p><text:s text:c="10"/>'Fansen'</text:p>
            <text:p><text:s text:c="8"/>],</text:p>
            <text:p><text:s text:c="6"/>}</text:p>
            <text:p><text:s text:c="4"/>})</text:p>
          </table:table-cell>
          <table:table-cell office:value-type="string">
            <text:p><text:s text:c="2"/>&lt;div id="app3"&gt;</text:p>
            <text:p><text:s text:c="4"/>&lt;ul&gt;</text:p>
            <text:p><text:s text:c="6"/>&lt;li v-for="item in items"&gt;</text:p>
            <text:p><text:s text:c="8"/>{{ item }}</text:p>
            <text:p><text:s text:c="6"/>&lt;/li&gt;</text:p>
            <text:p><text:s text:c="4"/>&lt;/ul&gt;</text:p>
            <text:p><text:s text:c="2"/>&lt;/div&gt;</text:p>
          </table:table-cell>
          <table:table-cell office:value-type="string">
            <text:p>iterates through an enumerable</text:p>
          </table:table-cell>
        </table:table-row>
        <table:table-row table:style-name="ro1">
          <table:table-cell table:number-columns-repeated="4"/>
        </table:table-row>
        <table:table-row table:style-name="ro15">
          <table:table-cell/>
          <table:table-cell office:value-type="string">
            <text:p><text:s text:c="2"/>let app4 = new Vue({</text:p>
            <text:p><text:s text:c="6"/>el: '#app4',</text:p>
            <text:p><text:s text:c="6"/>data: {</text:p>
            <text:p><text:s text:c="8"/>message: 'Paige',</text:p>
            <text:p><text:s text:c="6"/>},</text:p>
            <text:p><text:s text:c="6"/>methods: {</text:p>
            <text:p><text:s text:c="8"/>reverse: function () {</text:p>
            <text:p><text:s text:c="10"/>this.message = this.message.split('').reverse().join('');</text:p>
            <text:p><text:s text:c="8"/>},</text:p>
            <text:p><text:s text:c="6"/>}</text:p>
            <text:p><text:s text:c="4"/>})</text:p>
          </table:table-cell>
          <table:table-cell office:value-type="string">
            <text:p>&lt;div id="app4"&gt;</text:p>
            <text:p><text:s text:c="4"/>&lt;div&gt;</text:p>
            <text:p><text:s text:c="6"/>{{ message }}</text:p>
            <text:p><text:s text:c="4"/>&lt;/div&gt;</text:p>
            <text:p><text:s text:c="4"/>&lt;button v-on:click="reverse"&gt;</text:p>
            <text:p><text:s text:c="6"/>reverse the message</text:p>
            <text:p><text:s text:c="4"/>&lt;/button&gt;</text:p>
          </table:table-cell>
          <table:table-cell office:value-type="string">
            <text:p>calls a function</text:p>
          </table:table-cell>
        </table:table-row>
        <table:table-row table:style-name="ro1">
          <table:table-cell table:number-columns-repeated="4"/>
        </table:table-row>
        <table:table-row table:style-name="ro12">
          <table:table-cell/>
          <table:table-cell office:value-type="string">
            <text:p>let app5 = new Vue({</text:p>
            <text:p><text:s text:c="6"/>el: '#app5',</text:p>
            <text:p><text:s text:c="6"/>data: {</text:p>
            <text:p><text:s text:c="8"/>message: 'what',</text:p>
            <text:p><text:s text:c="6"/>}</text:p>
            <text:p><text:s text:c="4"/>})</text:p>
          </table:table-cell>
          <table:table-cell office:value-type="string">
            <text:p>&lt;div id="app5"&gt;</text:p>
            <text:p><text:s text:c="4"/>&lt;div&gt;</text:p>
            <text:p><text:s text:c="6"/>{{ message }}</text:p>
            <text:p><text:s text:c="4"/>&lt;/div&gt;</text:p>
            <text:p><text:s text:c="2"/>&lt;input v-model="message"&gt;</text:p>
            <text:p><text:s text:c="2"/>&lt;/div&gt;</text:p>
          </table:table-cell>
          <table:table-cell table:style-name="ce3" office:value-type="string">
            <text:p>gives message as the default input message</text:p>
          </table:table-cell>
        </table:table-row>
        <table:table-row table:style-name="ro1">
          <table:table-cell table:number-columns-repeated="4"/>
        </table:table-row>
        <table:table-row table:style-name="ro1">
          <table:table-cell/>
          <table:table-cell table:style-name="ce4" office:value-type="string">
            <text:p>Create new component</text:p>
          </table:table-cell>
          <table:table-cell table:number-columns-repeated="2"/>
        </table:table-row>
        <table:table-row table:style-name="ro1">
          <table:table-cell table:number-columns-repeated="4"/>
        </table:table-row>
        <table:table-row table:style-name="ro16">
          <table:table-cell/>
          <table:table-cell office:value-type="string">
            <text:p>Vue.component('todo-item', {</text:p>
            <text:p><text:s text:c="6"/>props: ['todo'],</text:p>
            <text:p><text:s text:c="6"/>template: '&lt;li&gt;{{ todo.text }}&lt;/li&gt;'</text:p>
            <text:p><text:s text:c="4"/>})</text:p>
          </table:table-cell>
          <table:table-cell office:value-type="string">
            <text:p>&lt;div id="app-6"&gt;</text:p>
            <text:p><text:s text:c="6"/>&lt;ol&gt;</text:p>
            <text:p><text:s text:c="5"/></text:p>
            <text:p><text:s text:c="8"/>&lt;todo-item</text:p>
            <text:p><text:s text:c="10"/>v-for="item in groceryList"</text:p>
            <text:p><text:s text:c="10"/>v-bind:todo="item"</text:p>
            <text:p><text:s text:c="10"/>v-bind:key="item.id"&gt;</text:p>
            <text:p><text:s text:c="8"/>&lt;/todo-item&gt;</text:p>
            <text:p><text:s text:c="6"/>&lt;/ol&gt;</text:p>
            <text:p><text:s text:c="4"/>&lt;/div&gt;</text:p>
          </table:table-cell>
          <table:table-cell/>
        </table:table-row>
        <table:table-row table:style-name="ro17">
          <table:table-cell/>
          <table:table-cell office:value-type="string">
            <text:p><text:s/>var app6 = new Vue({</text:p>
            <text:p><text:s text:c="6"/>el: '#app-6',</text:p>
            <text:p><text:s text:c="6"/>data: {</text:p>
            <text:p><text:s text:c="8"/>groceryList: [{</text:p>
            <text:p><text:s text:c="12"/>id: 0,</text:p>
            <text:p><text:s text:c="12"/>text: 'Vegetables'</text:p>
            <text:p><text:s text:c="10"/>},</text:p>
            <text:p><text:s text:c="10"/>{</text:p>
            <text:p><text:s text:c="12"/>id: 1,</text:p>
            <text:p><text:s text:c="12"/>text: 'Cheese'</text:p>
            <text:p><text:s text:c="10"/>},</text:p>
            <text:p><text:s text:c="10"/>{</text:p>
            <text:p><text:s text:c="12"/>id: 2,</text:p>
            <text:p><text:s text:c="12"/>text: 'Whatever'</text:p>
            <text:p><text:s text:c="10"/>}</text:p>
            <text:p><text:s text:c="8"/>]</text:p>
            <text:p><text:s text:c="6"/>}</text:p>
            <text:p><text:s text:c="4"/>})</text:p>
          </table:table-cell>
          <table:table-cell table:style-name="ce3" office:value-type="string">
            <text:p>this is how you create the props to your custom made element. Here you define grocery list and you loop through in the html. You can also bind parts of the data.</text:p>
          </table:table-cell>
          <table:table-cell/>
        </table:table-row>
      </table:table>
      <table:table table:name="computed properties" table:style-name="ta1" table:print="false">
        <table:table-column table:style-name="co4" table:default-cell-style-name="Default"/>
        <table:table-column table:style-name="co13" table:default-cell-style-name="Default"/>
        <table:table-column table:style-name="co14" table:default-cell-style-name="Default"/>
        <table:table-row table:style-name="ro1" table:number-rows-repeated="2">
          <table:table-cell table:number-columns-repeated="3"/>
        </table:table-row>
        <table:table-row table:style-name="ro4">
          <table:table-cell/>
          <table:table-cell office:value-type="string">
            <text:p>&lt;div id="example"&gt;</text:p>
            <text:p><text:s text:c="2"/>{{ message.split('').reverse().join('') }}</text:p>
            <text:p>&lt;/div&gt;</text:p>
          </table:table-cell>
          <table:table-cell table:style-name="ce3" office:value-type="string">
            <text:p>the template is no longer simple and declarative</text:p>
          </table:table-cell>
        </table:table-row>
        <table:table-row table:style-name="ro1">
          <table:table-cell table:number-columns-repeated="3"/>
        </table:table-row>
        <table:table-row table:style-name="ro1">
          <table:table-cell/>
          <table:table-cell table:style-name="ce4" office:value-type="string">
            <text:p>computed property:</text:p>
          </table:table-cell>
          <table:table-cell/>
        </table:table-row>
        <table:table-row table:style-name="ro10">
          <table:table-cell/>
          <table:table-cell office:value-type="string">
            <text:p>&lt;div id="example"&gt;</text:p>
            <text:p><text:s text:c="2"/>&lt;p&gt;Original message: "{{ message }}"&lt;/p&gt;</text:p>
            <text:p><text:s text:c="2"/>&lt;p&gt;Computed reversed message: "{{ reversedMessage }}"&lt;/p&gt;</text:p>
            <text:p>&lt;/div&gt;</text:p>
          </table:table-cell>
          <table:table-cell/>
        </table:table-row>
        <table:table-row table:style-name="ro18">
          <table:table-cell/>
          <table:table-cell office:value-type="string">
            <text:p>var vm = new Vue({</text:p>
            <text:p><text:s text:c="2"/>el: '#example',</text:p>
            <text:p><text:s text:c="2"/>data: {</text:p>
            <text:p><text:s text:c="4"/>message: 'Hello'</text:p>
            <text:p><text:s text:c="2"/>},</text:p>
            <text:p><text:s text:c="2"/>computed: {</text:p>
            <text:p><text:s text:c="4"/>// a computed getter</text:p>
            <text:p><text:s text:c="4"/>reversedMessage: function () {</text:p>
            <text:p><text:s text:c="6"/>return this.message.split('').reverse().join('')</text:p>
            <text:p><text:s text:c="4"/>}</text:p>
            <text:p><text:s text:c="2"/>}</text:p>
            <text:p>})</text:p>
          </table:table-cell>
          <table:table-cell office:value-type="string">
            <text:p>returns the reversed message.</text:p>
          </table:table-cell>
        </table:table-row>
        <table:table-row table:style-name="ro1">
          <table:table-cell table:number-columns-repeated="3"/>
        </table:table-row>
        <table:table-row table:style-name="ro1">
          <table:table-cell/>
          <table:table-cell table:style-name="ce4" office:value-type="string">
            <text:p>yields the same result as </text:p>
          </table:table-cell>
          <table:table-cell/>
        </table:table-row>
        <table:table-row table:style-name="ro11">
          <table:table-cell/>
          <table:table-cell office:value-type="string">
            <text:p>methods: {</text:p>
            <text:p><text:s text:c="2"/>reverseMessage: function () {</text:p>
            <text:p><text:s text:c="4"/>return this.message.split('').reverse().join('')</text:p>
            <text:p><text:s text:c="2"/>}</text:p>
            <text:p>}</text:p>
          </table:table-cell>
          <table:table-cell table:style-name="ce3" office:value-type="string">
            <text:p>this will always be recalculated, and the computed will only when the parent is changed.</text:p>
          </table:table-cell>
        </table:table-row>
        <table:table-row table:style-name="ro1">
          <table:table-cell/>
          <table:table-cell office:value-type="string">
            <text:p>&lt;p&gt;Reversed message: "{{ reverseMessage() }}"&lt;/p&gt;</text:p>
          </table:table-cell>
          <table:table-cell/>
        </table:table-row>
        <table:table-row table:style-name="ro1">
          <table:table-cell table:number-columns-repeated="3"/>
        </table:table-row>
        <table:table-row table:style-name="ro11">
          <table:table-cell/>
          <table:table-cell office:value-type="string">
            <text:p>computed: {</text:p>
            <text:p><text:s text:c="2"/>now: function () {</text:p>
            <text:p><text:s text:c="4"/>return Date.now()</text:p>
            <text:p><text:s text:c="2"/>}</text:p>
            <text:p>}</text:p>
          </table:table-cell>
          <table:table-cell table:style-name="ce3" office:value-type="string">
            <text:p>this will never update because it's calculated once and doesn't have a parent. Reactive dependencies are useful for expensively calculated properties.</text:p>
          </table:table-cell>
        </table:table-row>
        <table:table-row table:style-name="ro1" table:number-rows-repeated="2">
          <table:table-cell table:number-columns-repeated="3"/>
        </table:table-row>
        <table:table-row table:style-name="ro1">
          <table:table-cell/>
          <table:table-cell table:style-name="ce4" office:value-type="string">
            <text:p>setter and getter for computed </text:p>
          </table:table-cell>
          <table:table-cell/>
        </table:table-row>
        <table:table-row table:style-name="ro1">
          <table:table-cell table:number-columns-repeated="3"/>
        </table:table-row>
        <table:table-row table:style-name="ro19">
          <table:table-cell/>
          <table:table-cell office:value-type="string">
            <text:p>computed: {</text:p>
            <text:p><text:s text:c="2"/>fullName: {</text:p>
            <text:p><text:s text:c="4"/>// getter</text:p>
            <text:p><text:s text:c="4"/>get: function () {</text:p>
            <text:p><text:s text:c="6"/>return this.firstName + ' ' + this.lastName</text:p>
            <text:p><text:s text:c="4"/>},</text:p>
            <text:p><text:s text:c="4"/>// setter</text:p>
            <text:p><text:s text:c="4"/>set: function (newValue) {</text:p>
            <text:p><text:s text:c="6"/>var names = newValue.split(' ')</text:p>
            <text:p><text:s text:c="6"/>this.firstName = names[0]</text:p>
            <text:p><text:s text:c="6"/>this.lastName = names[names.length - 1]</text:p>
            <text:p><text:s text:c="4"/>}</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atch properties</text:p>
          </table:table-cell>
          <table:table-cell/>
        </table:table-row>
        <table:table-row table:style-name="ro1">
          <table:table-cell table:number-columns-repeated="3"/>
        </table:table-row>
        <table:table-row table:style-name="ro1">
          <table:table-cell/>
          <table:table-cell office:value-type="string">
            <text:p>&lt;div id="demo"&gt;{{ fullName }}&lt;/div&gt;</text:p>
          </table:table-cell>
          <table:table-cell/>
        </table:table-row>
        <table:table-row table:style-name="ro20">
          <table:table-cell/>
          <table:table-cell office:value-type="string">
            <text:p>var vm = new Vue({</text:p>
            <text:p><text:s text:c="2"/>el: '#demo',</text:p>
            <text:p><text:s text:c="2"/>data: {</text:p>
            <text:p><text:s text:c="4"/>firstName: 'Foo',</text:p>
            <text:p><text:s text:c="4"/>lastName: 'Bar',</text:p>
            <text:p><text:s text:c="4"/>fullName: 'Foo Bar'</text:p>
            <text:p><text:s text:c="2"/>},</text:p>
            <text:p><text:s text:c="2"/>watch: {</text:p>
            <text:p><text:s text:c="4"/>firstName: function (val) {</text:p>
            <text:p><text:s text:c="6"/>this.fullName = val + ' ' + this.lastName</text:p>
            <text:p><text:s text:c="4"/>},</text:p>
            <text:p><text:s text:c="4"/>lastName: function (val) {</text:p>
            <text:p><text:s text:c="6"/>this.fullName = this.firstName + ' ' + val</text:p>
            <text:p><text:s text:c="4"/>}</text:p>
            <text:p><text:s text:c="2"/>}</text:p>
            <text:p>})</text:p>
          </table:table-cell>
          <table:table-cell/>
        </table:table-row>
        <table:table-row table:style-name="ro10">
          <table:table-cell/>
          <table:table-cell table:style-name="ce4" office:value-type="string">
            <text:p>is similar to this:</text:p>
          </table:table-cell>
          <table:table-cell table:style-name="ce3" office:value-type="string">
            <text:p>Now when you run vm.fullName = 'John Doe', the setter will be invoked and vm.firstName and vm.lastName will be updated accordingly.</text:p>
          </table:table-cell>
        </table:table-row>
        <table:table-row table:style-name="ro18">
          <table:table-cell/>
          <table:table-cell office:value-type="string">
            <text:p>var vm = new Vue({</text:p>
            <text:p><text:s text:c="2"/>el: '#demo',</text:p>
            <text:p><text:s text:c="2"/>data: {</text:p>
            <text:p><text:s text:c="4"/>firstName: 'Foo',</text:p>
            <text:p><text:s text:c="4"/>lastName: 'Bar'</text:p>
            <text:p><text:s text:c="2"/>},</text:p>
            <text:p><text:s text:c="2"/>computed: {</text:p>
            <text:p><text:s text:c="4"/>fullName: function () {</text:p>
            <text:p><text:s text:c="6"/>return this.firstName + ' ' + this.lastName</text:p>
            <text:p><text:s text:c="4"/>}</text:p>
            <text:p><text:s text:c="2"/>}</text:p>
            <text:p>})</text:p>
          </table:table-cell>
          <table:table-cell/>
        </table:table-row>
        <table:table-row table:style-name="ro1">
          <table:table-cell table:number-columns-repeated="3"/>
        </table:table-row>
        <table:table-row table:style-name="ro4">
          <table:table-cell table:number-columns-repeated="2"/>
          <table:table-cell table:style-name="ce3" office:value-type="string">
            <text:p>This is most useful when you want to perform asynchronous or expensive operations in response to changing data.</text:p>
          </table:table-cell>
        </table:table-row>
      </table:table>
      <table:table table:name="conditional" table:style-name="ta1" table:print="false">
        <table:table-column table:style-name="co4" table:default-cell-style-name="Default"/>
        <table:table-column table:style-name="co15" table:default-cell-style-name="Default"/>
        <table:table-column table:style-name="co16" table:default-cell-style-name="Default"/>
        <table:table-row table:style-name="ro1">
          <table:table-cell table:number-columns-repeated="3"/>
        </table:table-row>
        <table:table-row table:style-name="ro21">
          <table:table-cell/>
          <table:table-cell office:value-type="string">
            <text:p>&lt;h1 v-if="ok"&gt;Yes&lt;/h1&gt;</text:p>
            <text:p>&lt;h1 v-else&gt;No&lt;/h1&gt;</text:p>
          </table:table-cell>
          <table:table-cell table:style-name="ce3" office:value-type="string">
            <text:p>rendering of an element based on a boolean</text:p>
          </table:table-cell>
        </table:table-row>
        <table:table-row table:style-name="ro1">
          <table:table-cell table:number-columns-repeated="3"/>
        </table:table-row>
        <table:table-row table:style-name="ro22">
          <table:table-cell/>
          <table:table-cell office:value-type="string">
            <text:p>&lt;template v-if="ok"&gt;</text:p>
            <text:p><text:s text:c="2"/>&lt;h1&gt;Title&lt;/h1&gt;</text:p>
            <text:p><text:s text:c="2"/>&lt;p&gt;Paragraph 1&lt;/p&gt;</text:p>
            <text:p><text:s text:c="2"/>&lt;p&gt;Paragraph 2&lt;/p&gt;</text:p>
            <text:p>&lt;/template&gt;</text:p>
          </table:table-cell>
          <table:table-cell table:style-name="ce3" office:value-type="string">
            <text:p>The &lt;template&gt; element serves as an invisible wrapper. The final rendered result will not include the &lt;template&gt; element.</text:p>
          </table:table-cell>
        </table:table-row>
        <table:table-row table:style-name="ro1">
          <table:table-cell table:number-columns-repeated="3"/>
        </table:table-row>
        <table:table-row table:style-name="ro12">
          <table:table-cell/>
          <table:table-cell office:value-type="string">
            <text:p>&lt;div v-if="Math.random() &gt; 0.5"&gt;</text:p>
            <text:p><text:s text:c="2"/>Now you see me</text:p>
            <text:p>&lt;/div&gt;</text:p>
            <text:p>&lt;div v-else&gt;</text:p>
            <text:p><text:s text:c="2"/>Now you don't</text:p>
            <text:p>&lt;/div&gt;</text:p>
          </table:table-cell>
          <table:table-cell table:style-name="ce3" office:value-type="string">
            <text:p>A v-else element must immediately follow a v-if or a v-else-if element - otherwise it will not be recognized.</text:p>
          </table:table-cell>
        </table:table-row>
        <table:table-row table:style-name="ro1">
          <table:table-cell table:number-columns-repeated="3"/>
        </table:table-row>
        <table:table-row table:style-name="ro18">
          <table:table-cell/>
          <table:table-cell office:value-type="string">
            <text:p>&lt;div v-if="type === 'A'"&gt;</text:p>
            <text:p><text:s text:c="2"/>A</text:p>
            <text:p>&lt;/div&gt;</text:p>
            <text:p>&lt;div v-else-if="type === 'B'"&gt;</text:p>
            <text:p><text:s text:c="2"/>B</text:p>
            <text:p>&lt;/div&gt;</text:p>
            <text:p>&lt;div v-else-if="type === 'C'"&gt;</text:p>
            <text:p><text:s text:c="2"/>C</text:p>
            <text:p>&lt;/div&gt;</text:p>
            <text:p>&lt;div v-else&gt;</text:p>
            <text:p><text:s text:c="2"/>Not A/B/C</text:p>
            <text:p>&lt;/div&gt;</text:p>
          </table:table-cell>
          <table:table-cell table:style-name="ce3" office:value-type="string">
            <text:p>Similar to v-else, a v-else-if element must immediately follow a v-if or a v-else-if element.</text:p>
          </table:table-cell>
        </table:table-row>
        <table:table-row table:style-name="ro1" table:number-rows-repeated="2">
          <table:table-cell table:number-columns-repeated="3"/>
        </table:table-row>
        <table:table-row table:style-name="ro1">
          <table:table-cell/>
          <table:table-cell table:style-name="ce4" office:value-type="string">
            <text:p>controlling reusable elements with key</text:p>
          </table:table-cell>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gt;</text:p>
            <text:p>&lt;/template&gt;</text:p>
            <text:p>&lt;template v-else&gt;</text:p>
            <text:p><text:s text:c="2"/>&lt;label&gt;Email&lt;/label&gt;</text:p>
            <text:p><text:s text:c="2"/>&lt;input placeholder="Enter your email address"&gt;</text:p>
            <text:p>&lt;/template&gt;</text:p>
          </table:table-cell>
          <table:table-cell table:style-name="ce3" office:value-type="string">
            <text:p>switching the loginType in the code above will not erase what the user has already entered. Since both templates use the same elements, the &lt;input&gt; is not replaced - just its placeholder.</text:p>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 key="username-input"&gt;</text:p>
            <text:p>&lt;/template&gt;</text:p>
            <text:p>&lt;template v-else&gt;</text:p>
            <text:p><text:s text:c="2"/>&lt;label&gt;Email&lt;/label&gt;</text:p>
            <text:p><text:s text:c="2"/>&lt;input placeholder="Enter your email address" key="email-input"&gt;</text:p>
            <text:p>&lt;/template&gt;</text:p>
          </table:table-cell>
          <table:table-cell table:style-name="ce3" office:value-type="string">
            <text:p>you are telling Vue with the different keys not to reuse the input element! Now those inputs will be rendered from scratch each time you toggle. The &lt;label&gt; elements are still efficiently re-used, because they don’t have key attributes.</text:p>
          </table:table-cell>
        </table:table-row>
        <table:table-row table:style-name="ro1">
          <table:table-cell table:number-columns-repeated="3"/>
        </table:table-row>
        <table:table-row table:style-name="ro1">
          <table:table-cell/>
          <table:table-cell table:style-name="ce4" office:value-type="string">
            <text:p>conditional display:</text:p>
          </table:table-cell>
          <table:table-cell/>
        </table:table-row>
        <table:table-row table:style-name="ro12">
          <table:table-cell/>
          <table:table-cell office:value-type="string">
            <text:p>&lt;h1 v-show="ok"&gt;Hello!&lt;/h1&gt;</text:p>
          </table:table-cell>
          <table:table-cell table:style-name="ce3" office:value-type="string">
            <text:p>an element with v-show will always be rendered and remain in the DOM; v-show only toggles the display CSS property of the element. Note that v-show doesn’t support the &lt;template&gt; element, nor does it work with v-else.</text:p>
          </table:table-cell>
        </table:table-row>
        <table:table-row table:style-name="ro23">
          <table:table-cell table:number-columns-repeated="2"/>
          <table:table-cell table:style-name="ce3" office:value-type="string">
            <text:p>v-if is also lazy: if the condition is false on initial render, it will not do anything - the conditional block won’t be rendered until the condition becomes true for the first time.</text:p>
            <text:p/>
            <text:p>In comparison, v-show is much simpler - the element is always rendered regardless of initial condition, with CSS-based toggling.</text:p>
            <text:p/>
            <text:p>Generally speaking, v-if has higher toggle costs while v-show has higher initial render costs. So prefer v-show if you need to toggle something very often, and prefer v-if if the condition is unlikely to change at runtime.</text:p>
          </table:table-cell>
        </table:table-row>
      </table:table>
      <table:table table:name="binding classes" table:style-name="ta1" table:print="false">
        <table:table-column table:style-name="co4" table:default-cell-style-name="Default"/>
        <table:table-column table:style-name="co17" table:default-cell-style-name="Default"/>
        <table:table-column table:style-name="co18" table:default-cell-style-name="Default"/>
        <table:table-row table:style-name="ro1" table:number-rows-repeated="3">
          <table:table-cell table:number-columns-repeated="3"/>
        </table:table-row>
        <table:table-row table:style-name="ro21">
          <table:table-cell/>
          <table:table-cell office:value-type="string">
            <text:p>&lt;div v-bind:class="{ active: isActive }"&gt;&lt;/div&gt;</text:p>
          </table:table-cell>
          <table:table-cell table:style-name="ce3" office:value-type="string">
            <text:p>the presence of the active class is dependant on the value of the isActive property</text:p>
          </table:table-cell>
        </table:table-row>
        <table:table-row table:style-name="ro1" table:number-rows-repeated="2">
          <table:table-cell table:number-columns-repeated="3"/>
        </table:table-row>
        <table:table-row table:style-name="ro24">
          <table:table-cell/>
          <table:table-cell office:value-type="string">
            <text:p>&lt;div class="static"</text:p>
            <text:p><text:s text:c="5"/>v-bind:class="{ active: isActive, 'text-danger': hasError }"&gt;</text:p>
            <text:p>&lt;/div&gt;</text:p>
          </table:table-cell>
          <table:table-cell table:style-name="ce3" office:value-type="string">
            <text:p>works with multiple classes and can coexist with the original class attribute</text:p>
          </table:table-cell>
        </table:table-row>
        <table:table-row table:style-name="ro1">
          <table:table-cell table:number-columns-repeated="3"/>
        </table:table-row>
        <table:table-row table:style-name="ro1">
          <table:table-cell/>
          <table:table-cell table:style-name="ce4" office:value-type="string">
            <text:p>The bound object doesn’t have to be inline:</text:p>
          </table:table-cell>
          <table:table-cell/>
        </table:table-row>
        <table:table-row table:style-name="ro1">
          <table:table-cell/>
          <table:table-cell office:value-type="string">
            <text:p>&lt;div v-bind:class="classObject"&gt;&lt;/div&gt;</text:p>
          </table:table-cell>
          <table:table-cell/>
        </table:table-row>
        <table:table-row table:style-name="ro12">
          <table:table-cell/>
          <table:table-cell office:value-type="string">
            <text:p>Data: {</text:p>
            <text:p><text:s text:c="2"/>classObject: {</text:p>
            <text:p><text:s text:c="4"/>active: true,</text:p>
            <text:p><text:s text:c="4"/>'text-danger': false</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ith computed property:</text:p>
          </table:table-cell>
          <table:table-cell/>
        </table:table-row>
        <table:table-row table:style-name="ro1">
          <table:table-cell/>
          <table:table-cell office:value-type="string">
            <text:p>&lt;div v-bind:class="classObject"&gt;&lt;/div&gt;</text:p>
          </table:table-cell>
          <table:table-cell/>
        </table:table-row>
        <table:table-row table:style-name="ro18">
          <table:table-cell/>
          <table:table-cell office:value-type="string">
            <text:p>data: {</text:p>
            <text:p><text:s text:c="2"/>isActive: true,</text:p>
            <text:p><text:s text:c="2"/>error: null</text:p>
            <text:p>},</text:p>
            <text:p>computed: {</text:p>
            <text:p><text:s text:c="2"/>classObject: function () {</text:p>
            <text:p><text:s text:c="4"/>return {</text:p>
            <text:p><text:s text:c="6"/>active: this.isActive &amp;&amp; !this.error,</text:p>
            <text:p><text:s text:c="6"/>'text-danger': this.error &amp;&amp; this.error.type === 'fatal'</text:p>
            <text:p><text:s text:c="4"/>}</text:p>
            <text:p><text:s text:c="2"/>}</text:p>
            <text:p>}</text:p>
          </table:table-cell>
          <table:table-cell office:value-type="string">
            <text:p>computing the classes based on conditionals</text:p>
          </table:table-cell>
        </table:table-row>
        <table:table-row table:style-name="ro1">
          <table:table-cell table:number-columns-repeated="3"/>
        </table:table-row>
        <table:table-row table:style-name="ro1">
          <table:table-cell/>
          <table:table-cell office:value-type="string">
            <text:p>array syntax: </text:p>
          </table:table-cell>
          <table:table-cell/>
        </table:table-row>
      </table:table>
      <table:table table:name="list rendering" table:style-name="ta1" table:print="false">
        <table:table-column table:style-name="co4" table:default-cell-style-name="Default"/>
        <table:table-column table:style-name="co19" table:default-cell-style-name="Default"/>
        <table:table-column table:style-name="co20" table:default-cell-style-name="Default"/>
        <table:table-column table:style-name="co21" table:default-cell-style-name="Default"/>
        <table:table-row table:style-name="ro1">
          <table:table-cell table:number-columns-repeated="4"/>
        </table:table-row>
        <table:table-row table:style-name="ro1">
          <table:table-cell/>
          <table:table-cell table:style-name="ce4" office:value-type="string">
            <text:p>iterate through array</text:p>
          </table:table-cell>
          <table:table-cell/>
          <table:table-cell office:value-type="string">
            <text:p>use keys:</text:p>
          </table:table-cell>
        </table:table-row>
        <table:table-row table:style-name="ro25">
          <table:table-cell/>
          <table:table-cell office:value-type="string">
            <text:p><text:s/>let example1 = new Vue({</text:p>
            <text:p><text:s text:c="6"/>el: '#example-1',</text:p>
            <text:p><text:s text:c="6"/>data: {</text:p>
            <text:p><text:s text:c="8"/>them: [{</text:p>
            <text:p><text:s text:c="12"/>name: 'Paige',</text:p>
            <text:p><text:s text:c="12"/>age: 22,</text:p>
            <text:p><text:s text:c="12"/>country: 'US',</text:p>
            <text:p><text:s text:c="10"/>},</text:p>
            <text:p><text:s text:c="8"/>],</text:p>
            <text:p><text:s text:c="8"/>Paige: {</text:p>
            <text:p><text:s text:c="10"/>firstName: 'Paige',</text:p>
            <text:p><text:s text:c="10"/>lastName: 'Yness',</text:p>
            <text:p><text:s text:c="8"/>}</text:p>
            <text:p><text:s text:c="6"/>}</text:p>
            <text:p><text:s text:c="4"/>})</text:p>
          </table:table-cell>
          <table:table-cell office:value-type="string">
            <text:p><text:s/>&lt;ul id="example-1"&gt;</text:p>
            <text:p><text:s text:c="4"/>&lt;li v-for="she in them"&gt;</text:p>
            <text:p><text:s text:c="6"/>{{ she.name }} - {{ she.age }} - {{ she.country }}</text:p>
            <text:p><text:s text:c="4"/>&lt;/li&gt;</text:p>
            <text:p><text:s text:c="4"/>&lt;li v-for="(property, key) in Paige"&gt;</text:p>
            <text:p><text:s text:c="6"/>{{ key }} - {{ property }}</text:p>
            <text:p><text:s text:c="4"/>&lt;/li&gt;</text:p>
            <text:p><text:s text:c="2"/>&lt;/ul&gt;</text:p>
          </table:table-cell>
          <table:table-cell office:value-type="string">
            <text:p>&lt;div v-for="item in items" :key="item.id"&gt;</text:p>
            <text:p><text:s text:c="2"/>&lt;!-- content --&gt;</text:p>
            <text:p>&lt;/div&gt;</text:p>
          </table:table-cell>
        </table:table-row>
        <table:table-row table:style-name="ro1">
          <table:table-cell table:number-columns-repeated="4"/>
        </table:table-row>
        <table:table-row table:style-name="ro1">
          <table:table-cell/>
          <table:table-cell table:style-name="ce4" office:value-type="string">
            <text:p>mutation methods that are reactive:</text:p>
          </table:table-cell>
          <table:table-cell office:value-type="string">
            <text:p>with non mutating methods:</text:p>
          </table:table-cell>
          <table:table-cell/>
        </table:table-row>
        <table:table-row table:style-name="ro26">
          <table:table-cell/>
          <table:table-cell office:value-type="string">
            <text:p>push()</text:p>
            <text:p>pop()</text:p>
            <text:p>shift()</text:p>
            <text:p>unshift()</text:p>
            <text:p>splice()</text:p>
            <text:p>sort()</text:p>
            <text:p>Reverse()</text:p>
          </table:table-cell>
          <table:table-cell office:value-type="string">
            <text:p>example1.items = example1.items.filter(function (item) {</text:p>
            <text:p><text:s text:c="2"/>return item.message.match(/Foo/)</text:p>
            <text:p>})</text:p>
          </table:table-cell>
          <table:table-cell/>
        </table:table-row>
        <table:table-row table:style-name="ro1">
          <table:table-cell/>
          <table:table-cell table:style-name="ce4" office:value-type="string">
            <text:p>NOT reactive:</text:p>
          </table:table-cell>
          <table:table-cell table:style-name="ce4" office:value-type="string">
            <text:p>reactive:</text:p>
          </table:table-cell>
          <table:table-cell office:value-type="string">
            <text:p>same</text:p>
          </table:table-cell>
        </table:table-row>
        <table:table-row table:style-name="ro21">
          <table:table-cell/>
          <table:table-cell office:value-type="string">
            <text:p>vm.items[1] = 'x' // is NOT reactive</text:p>
            <text:p>vm.items.length = 2 // is NOT reactive</text:p>
          </table:table-cell>
          <table:table-cell office:value-type="string">
            <text:p>// Vue.set</text:p>
            <text:p>Vue.set(vm.items, indexOfItem, newValue)</text:p>
          </table:table-cell>
          <table:table-cell office:value-type="string">
            <text:p>vm.$set(vm.items, indexOfItem, newValue)</text:p>
          </table:table-cell>
        </table:table-row>
        <table:table-row table:style-name="ro1">
          <table:table-cell table:number-columns-repeated="4"/>
        </table:table-row>
        <table:table-row table:style-name="ro21">
          <table:table-cell table:number-columns-repeated="2"/>
          <table:table-cell office:value-type="string">
            <text:p>/ Array.prototype.splice</text:p>
            <text:p>vm.items.splice(indexOfItem, 1, newValue)</text:p>
          </table:table-cell>
          <table:table-cell/>
        </table:table-row>
        <table:table-row table:style-name="ro27">
          <table:table-cell/>
          <table:table-cell office:value-type="string">
            <text:p>var vm = new Vue({</text:p>
            <text:p><text:s text:c="2"/>data: {</text:p>
            <text:p><text:s text:c="4"/>a: 1</text:p>
            <text:p><text:s text:c="2"/>}</text:p>
            <text:p>})</text:p>
            <text:p>// `vm.a` is now reactive</text:p>
            <text:p/>
            <text:p>vm.b = 2</text:p>
            <text:p>// `vm.b` is NOT reactive</text:p>
          </table:table-cell>
          <table:table-cell office:value-type="string">
            <text:p>Vue.set(object, key, value)</text:p>
          </table:table-cell>
          <table:table-cell/>
        </table:table-row>
        <table:table-row table:style-name="ro1">
          <table:table-cell table:number-columns-repeated="4"/>
        </table:table-row>
        <table:table-row table:style-name="ro1">
          <table:table-cell/>
          <table:table-cell table:style-name="ce4" office:value-type="string">
            <text:p>filtering a list:</text:p>
          </table:table-cell>
          <table:table-cell table:number-columns-repeated="2"/>
        </table:table-row>
        <table:table-row table:style-name="ro16">
          <table:table-cell/>
          <table:table-cell office:value-type="string">
            <text:p>data: {</text:p>
            <text:p><text:s text:c="2"/>numbers: [ 1, 2, 3, 4, 5 ]</text:p>
            <text:p>},</text:p>
            <text:p>computed: {</text:p>
            <text:p><text:s text:c="2"/>evenNumbers: function () {</text:p>
            <text:p><text:s text:c="4"/>return this.numbers.filter(function (number) {</text:p>
            <text:p><text:s text:c="6"/>return number % 2 === 0</text:p>
            <text:p><text:s text:c="4"/>})</text:p>
            <text:p><text:s text:c="2"/>}</text:p>
            <text:p>}</text:p>
          </table:table-cell>
          <table:table-cell office:value-type="string">
            <text:p>&lt;li v-for="n in evenNumbers"&gt;{{ n }}&lt;/li&gt;</text:p>
          </table:table-cell>
          <table:table-cell/>
        </table:table-row>
        <table:table-row table:style-name="ro1">
          <table:table-cell table:number-columns-repeated="4"/>
        </table:table-row>
        <table:table-row table:style-name="ro26">
          <table:table-cell/>
          <table:table-cell office:value-type="string">
            <text:p><text:s/>methods: {</text:p>
            <text:p><text:s text:c="8"/>even: function (numbers) {</text:p>
            <text:p><text:s text:c="10"/>return numbers.filter(function (number) {</text:p>
            <text:p><text:s text:c="12"/>return number % 2 === 0;</text:p>
            <text:p><text:s text:c="10"/>});</text:p>
            <text:p><text:s text:c="8"/>}</text:p>
            <text:p><text:s text:c="6"/>},</text:p>
          </table:table-cell>
          <table:table-cell office:value-type="string">
            <text:p>&lt;li v-for="n in even(numbers)"&gt;{{ n }}&lt;/li&gt;</text:p>
          </table:table-cell>
          <table:table-cell/>
        </table:table-row>
        <table:table-row table:style-name="ro1">
          <table:table-cell table:number-columns-repeated="4"/>
        </table:table-row>
        <table:table-row table:style-name="ro24">
          <table:table-cell/>
          <table:table-cell office:value-type="string">
            <text:p>&lt;div&gt;</text:p>
            <text:p><text:s text:c="2"/>&lt;span v-for="n in 10"&gt;{{ n }} &lt;/span&gt;</text:p>
            <text:p>&lt;/div&gt;</text:p>
          </table:table-cell>
          <table:table-cell office:value-type="string">
            <text:p>just render incremented numbers</text:p>
          </table:table-cell>
          <table:table-cell/>
        </table:table-row>
        <table:table-row table:style-name="ro1">
          <table:table-cell table:number-columns-repeated="4"/>
        </table:table-row>
        <table:table-row table:style-name="ro1">
          <table:table-cell/>
          <table:table-cell table:style-name="ce4" office:value-type="string">
            <text:p>&lt;template&gt; tags can be used for multiple elements.</text:p>
          </table:table-cell>
          <table:table-cell table:number-columns-repeated="2"/>
        </table:table-row>
        <table:table-row table:style-name="ro12">
          <table:table-cell/>
          <table:table-cell office:value-type="string">
            <text:p>&lt;ul&gt;</text:p>
            <text:p><text:s text:c="2"/>&lt;template v-for="item in items"&gt;</text:p>
            <text:p><text:s text:c="4"/>&lt;li&gt;{{ item.msg }}&lt;/li&gt;</text:p>
            <text:p><text:s text:c="4"/>&lt;li class="divider" role="presentation"&gt;&lt;/li&gt;</text:p>
            <text:p><text:s text:c="2"/>&lt;/template&gt;</text:p>
            <text:p>&lt;/ul&gt;</text:p>
          </table:table-cell>
          <table:table-cell table:number-columns-repeated="2"/>
        </table:table-row>
        <table:table-row table:style-name="ro1">
          <table:table-cell table:number-columns-repeated="4"/>
        </table:table-row>
        <table:table-row table:style-name="ro1">
          <table:table-cell/>
          <table:table-cell table:style-name="ce4" office:value-type="string">
            <text:p>V-for with v-if:</text:p>
          </table:table-cell>
          <table:table-cell table:number-columns-repeated="2"/>
        </table:table-row>
        <table:table-row table:style-name="ro24">
          <table:table-cell/>
          <table:table-cell office:value-type="string">
            <text:p>&lt;li v-for="todo in todos" v-if="!todo.isComplete"&gt;</text:p>
            <text:p><text:s text:c="2"/>{{ todo }}</text:p>
            <text:p>&lt;/li&gt;</text:p>
          </table:table-cell>
          <table:table-cell office:value-type="string">
            <text:p>the if runs on every iteration of the loop</text:p>
          </table:table-cell>
          <table:table-cell/>
        </table:table-row>
        <table:table-row table:style-name="ro1">
          <table:table-cell table:number-columns-repeated="4"/>
        </table:table-row>
        <table:table-row table:style-name="ro1">
          <table:table-cell/>
          <table:table-cell table:style-name="ce4" office:value-type="string">
            <text:p>V-if with v-for:</text:p>
          </table:table-cell>
          <table:table-cell table:number-columns-repeated="2"/>
        </table:table-row>
        <table:table-row table:style-name="ro12">
          <table:table-cell/>
          <table:table-cell office:value-type="string">
            <text:p>&lt;ul v-if="todos.length"&gt;</text:p>
            <text:p><text:s text:c="2"/>&lt;li v-for="todo in todos"&gt;</text:p>
            <text:p><text:s text:c="4"/>{{ todo }}</text:p>
            <text:p><text:s text:c="2"/>&lt;/li&gt;</text:p>
            <text:p>&lt;/ul&gt;</text:p>
            <text:p>&lt;p v-else&gt;No todos left!&lt;/p&gt;</text:p>
          </table:table-cell>
          <table:table-cell office:value-type="string">
            <text:p>conditionally skip the execution of the loop</text:p>
          </table:table-cell>
          <table:table-cell/>
        </table:table-row>
      </table:table>
      <table:table table:name="event handlers" table:style-name="ta1" table:print="false">
        <table:table-column table:style-name="co4" table:default-cell-style-name="Default"/>
        <table:table-column table:style-name="co22" table:default-cell-style-name="Default"/>
        <table:table-column table:style-name="co23" table:default-cell-style-name="Default"/>
        <table:table-row table:style-name="ro1" table:number-rows-repeated="2">
          <table:table-cell table:number-columns-repeated="3"/>
        </table:table-row>
        <table:table-row table:style-name="ro1">
          <table:table-cell/>
          <table:table-cell table:style-name="ce4" office:value-type="string">
            <text:p>incrementing a number with simple logic</text:p>
          </table:table-cell>
          <table:table-cell/>
        </table:table-row>
        <table:table-row table:style-name="ro28">
          <table:table-cell/>
          <table:table-cell office:value-type="string">
            <text:p>let app1 = new Vue({</text:p>
            <text:p><text:s text:c="4"/>el: '#app-1',</text:p>
            <text:p><text:s text:c="4"/>Data: {</text:p>
            <text:p><text:s text:c="6"/>counter: 1,</text:p>
            <text:p><text:s text:c="4"/>},</text:p>
            <text:p><text:s text:c="2"/>})</text:p>
          </table:table-cell>
          <table:table-cell office:value-type="string">
            <text:p>&lt;div&gt; {{ counter }}&lt;/div&gt;</text:p>
            <text:p><text:s text:c="4"/>&lt;button v-on:click="counter += 1"&gt;add 1&lt;/button&gt;</text:p>
          </table:table-cell>
        </table:table-row>
        <table:table-row table:style-name="ro1">
          <table:table-cell table:number-columns-repeated="3"/>
        </table:table-row>
        <table:table-row table:style-name="ro1">
          <table:table-cell/>
          <table:table-cell table:style-name="ce4" office:value-type="string">
            <text:p>referencing a method</text:p>
          </table:table-cell>
          <table:table-cell/>
        </table:table-row>
        <table:table-row table:style-name="ro13">
          <table:table-cell/>
          <table:table-cell office:value-type="string">
            <text:p>&lt;button v-on:click="greet()"&gt;greet Paige!&lt;/button&gt;</text:p>
          </table:table-cell>
          <table:table-cell office:value-type="string">
            <text:p><text:s/>methods: {</text:p>
            <text:p><text:s text:c="8"/>greet: function (event) {</text:p>
            <text:p><text:s text:c="10"/>alert('Hello ' + this.list[0] + '!')</text:p>
            <text:p><text:s text:c="10"/>if (event) {</text:p>
            <text:p><text:s text:c="12"/>console.log(event)</text:p>
            <text:p><text:s text:c="10"/>}</text:p>
            <text:p><text:s text:c="8"/>}</text:p>
            <text:p><text:s text:c="6"/>}</text:p>
          </table:table-cell>
        </table:table-row>
        <table:table-row table:style-name="ro1">
          <table:table-cell table:number-columns-repeated="3"/>
        </table:table-row>
        <table:table-row table:style-name="ro1">
          <table:table-cell/>
          <table:table-cell table:style-name="ce4" office:value-type="string">
            <text:p>referencing the event object (doesn't work)</text:p>
          </table:table-cell>
          <table:table-cell/>
        </table:table-row>
        <table:table-row table:style-name="ro6">
          <table:table-cell/>
          <table:table-cell office:value-type="string">
            <text:p>&lt;button v-on:click="warn('Form cannot be submitted yet.', $event)"&gt;</text:p>
            <text:p><text:s text:c="2"/>Submit</text:p>
            <text:p>&lt;/button&gt;</text:p>
          </table:table-cell>
          <table:table-cell office:value-type="string">
            <text:p>methods: {</text:p>
            <text:p><text:s text:c="2"/>warn: function (message, event) {</text:p>
            <text:p><text:s text:c="4"/>// now we have access to the native event</text:p>
            <text:p><text:s text:c="4"/>if (event) event.preventDefault()</text:p>
            <text:p><text:s text:c="4"/>alert(message)</text:p>
            <text:p><text:s text:c="2"/>}</text:p>
            <text:p>}</text:p>
          </table:table-cell>
        </table:table-row>
        <table:table-row table:style-name="ro1">
          <table:table-cell table:number-columns-repeated="3"/>
        </table:table-row>
        <table:table-row table:style-name="ro1">
          <table:table-cell/>
          <table:table-cell table:style-name="ce4" office:value-type="string">
            <text:p>Event Modifiers</text:p>
          </table:table-cell>
          <table:table-cell/>
        </table:table-row>
        <table:table-row table:style-name="ro1">
          <table:table-cell table:number-columns-repeated="3"/>
        </table:table-row>
        <table:table-row table:style-name="ro7">
          <table:table-cell/>
          <table:table-cell office:value-type="string">
            <text:p>&lt;!-- the click event's propagation will be stopped --&gt;</text:p>
            <text:p>&lt;a v-on:click.stop="doThis"&gt;&lt;/a&gt;</text:p>
          </table:table-cell>
          <table:table-cell/>
        </table:table-row>
        <table:table-row table:style-name="ro1">
          <table:table-cell table:number-columns-repeated="3"/>
        </table:table-row>
        <table:table-row table:style-name="ro7">
          <table:table-cell/>
          <table:table-cell office:value-type="string">
            <text:p>&lt;!-- the submit event will no longer reload the page --&gt;</text:p>
            <text:p>&lt;form v-on:submit.prevent="onSubmit"&gt;&lt;/form&gt;</text:p>
          </table:table-cell>
          <table:table-cell/>
        </table:table-row>
        <table:table-row table:style-name="ro1">
          <table:table-cell table:number-columns-repeated="3"/>
        </table:table-row>
        <table:table-row table:style-name="ro7">
          <table:table-cell/>
          <table:table-cell office:value-type="string">
            <text:p>&lt;!-- modifiers can be chained --&gt;</text:p>
            <text:p>&lt;a v-on:click.stop.prevent="doThat"&gt;&lt;/a&gt;</text:p>
          </table:table-cell>
          <table:table-cell/>
        </table:table-row>
        <table:table-row table:style-name="ro1">
          <table:table-cell table:number-columns-repeated="3"/>
        </table:table-row>
        <table:table-row table:style-name="ro7">
          <table:table-cell/>
          <table:table-cell office:value-type="string">
            <text:p>&lt;!-- just the modifier --&gt;</text:p>
            <text:p>&lt;form v-on:submit.prevent&gt;&lt;/form&gt;</text:p>
          </table:table-cell>
          <table:table-cell/>
        </table:table-row>
        <table:table-row table:style-name="ro1">
          <table:table-cell table:number-columns-repeated="3"/>
        </table:table-row>
        <table:table-row table:style-name="ro4">
          <table:table-cell/>
          <table:table-cell office:value-type="string">
            <text:p>&lt;!-- use capture mode when adding the event listener --&gt;</text:p>
            <text:p>&lt;!-- i.e. an event targeting an inner element is handled here before being handled by that element --&gt;</text:p>
            <text:p>&lt;div v-on:click.capture="doThis"&gt;...&lt;/div&gt;</text:p>
          </table:table-cell>
          <table:table-cell/>
        </table:table-row>
        <table:table-row table:style-name="ro1">
          <table:table-cell table:number-columns-repeated="3"/>
        </table:table-row>
        <table:table-row table:style-name="ro4">
          <table:table-cell/>
          <table:table-cell office:value-type="string">
            <text:p>&lt;!-- only trigger handler if event.target is the element itself --&gt;</text:p>
            <text:p>&lt;!-- i.e. not from a child element --&gt;</text:p>
            <text:p>&lt;div v-on:click.self="doThat"&gt;...&lt;/div&gt;</text:p>
          </table:table-cell>
          <table:table-cell/>
        </table:table-row>
        <table:table-row table:style-name="ro1">
          <table:table-cell table:number-columns-repeated="3"/>
        </table:table-row>
        <table:table-row table:style-name="ro7">
          <table:table-cell/>
          <table:table-cell office:value-type="string">
            <text:p>&lt;!-- the click event will be triggered at most once --&gt;</text:p>
            <text:p>&lt;a v-on:click.once="doThis"&gt;&lt;/a&gt;</text:p>
          </table:table-cell>
          <table:table-cell/>
        </table:table-row>
        <table:table-row table:style-name="ro1">
          <table:table-cell table:number-columns-repeated="3"/>
        </table:table-row>
        <table:table-row table:style-name="ro10">
          <table:table-cell/>
          <table:table-cell office:value-type="string">
            <text:p>&lt;!-- the scroll event's default behavior (scrolling) will happen --&gt;</text:p>
            <text:p>&lt;!-- immediately, instead of waiting for `onScroll` to complete <text:s/>--&gt;</text:p>
            <text:p>&lt;!-- in case it contains `event.preventDefault()` <text:s text:c="15"/>--&gt;</text:p>
            <text:p>&lt;div v-on:scroll.passive="onScroll"&gt;...&lt;/div&gt;</text:p>
          </table:table-cell>
          <table:table-cell/>
        </table:table-row>
        <table:table-row table:style-name="ro1">
          <table:table-cell table:number-columns-repeated="3"/>
        </table:table-row>
        <table:table-row table:style-name="ro7">
          <table:table-cell/>
          <table:table-cell office:value-type="string">
            <text:p>&lt;!-- only call `vm.submit()` when the `keyCode` is 13 --&gt;</text:p>
            <text:p>&lt;input v-on:keyup.13="submit"&gt;</text:p>
          </table:table-cell>
          <table:table-cell/>
        </table:table-row>
        <table:table-row table:style-name="ro1">
          <table:table-cell table:number-columns-repeated="3"/>
        </table:table-row>
        <table:table-row table:style-name="ro4">
          <table:table-cell/>
          <table:table-cell office:value-type="string">
            <text:p>&lt;!-- same as above --&gt;</text:p>
            <text:p>&lt;input v-on:keyup.enter="submit"&gt;</text:p>
            <text:p/>
          </table:table-cell>
          <table:table-cell/>
        </table:table-row>
        <table:table-row table:style-name="ro1">
          <table:table-cell table:number-columns-repeated="3"/>
        </table:table-row>
        <table:table-row table:style-name="ro7">
          <table:table-cell/>
          <table:table-cell office:value-type="string">
            <text:p>&lt;!-- also works for shorthand --&gt;</text:p>
            <text:p>&lt;input @keyup.enter="submit"&gt;</text:p>
          </table:table-cell>
          <table:table-cell/>
        </table:table-row>
        <table:table-row table:style-name="ro1">
          <table:table-cell table:number-columns-repeated="3"/>
        </table:table-row>
        <table:table-row table:style-name="ro1">
          <table:table-cell/>
          <table:table-cell table:style-name="ce4" office:value-type="string">
            <text:p><text:s/>full list of key modifier aliases:</text:p>
          </table:table-cell>
          <table:table-cell/>
        </table:table-row>
        <table:table-row table:style-name="ro27">
          <table:table-cell/>
          <table:table-cell office:value-type="string">
            <text:p>.enter</text:p>
            <text:p>.tab</text:p>
            <text:p>.delete (captures both “Delete” and “Backspace” keys)</text:p>
            <text:p>.esc</text:p>
            <text:p>.space</text:p>
            <text:p>.up</text:p>
            <text:p>.down</text:p>
            <text:p>.left</text:p>
            <text:p>.right</text:p>
          </table:table-cell>
          <table:table-cell/>
        </table:table-row>
        <table:table-row table:style-name="ro1">
          <table:table-cell table:number-columns-repeated="3"/>
        </table:table-row>
        <table:table-row table:style-name="ro1">
          <table:table-cell/>
          <table:table-cell table:style-name="ce4" office:value-type="string">
            <text:p>modifiers:</text:p>
          </table:table-cell>
          <table:table-cell/>
        </table:table-row>
        <table:table-row table:style-name="ro1">
          <table:table-cell/>
          <table:table-cell office:value-type="string">
            <text:p>&lt;input @keydown.alt.enter="greet()"&gt; </text:p>
          </table:table-cell>
          <table:table-cell/>
        </table:table-row>
        <table:table-row table:style-name="ro1">
          <table:table-cell/>
          <table:table-cell office:value-type="string">
            <text:p>&lt;input @keydown.ctrl.enter="greet()"&gt; </text:p>
          </table:table-cell>
          <table:table-cell/>
        </table:table-row>
        <table:table-row table:style-name="ro1">
          <table:table-cell table:number-columns-repeated="3"/>
        </table:table-row>
        <table:table-row table:style-name="ro1">
          <table:table-cell/>
          <table:table-cell table:style-name="ce4" office:value-type="string">
            <text:p>exact- only when that keys pressed.</text:p>
          </table:table-cell>
          <table:table-cell/>
        </table:table-row>
        <table:table-row table:style-name="ro7">
          <table:table-cell/>
          <table:table-cell office:value-type="string">
            <text:p>&lt;!-- this will fire even if Alt or Shift is also pressed --&gt;</text:p>
            <text:p>&lt;button @click.ctrl="onClick"&gt;A&lt;/button&gt;</text:p>
          </table:table-cell>
          <table:table-cell/>
        </table:table-row>
        <table:table-row table:style-name="ro1">
          <table:table-cell table:number-columns-repeated="3"/>
        </table:table-row>
        <table:table-row table:style-name="ro7">
          <table:table-cell/>
          <table:table-cell office:value-type="string">
            <text:p>&lt;!-- this will only fire when Ctrl and no other keys are pressed --&gt;</text:p>
            <text:p>&lt;button @click.ctrl.exact="onCtrlClick"&gt;A&lt;/button&gt;</text:p>
          </table:table-cell>
          <table:table-cell/>
        </table:table-row>
        <table:table-row table:style-name="ro1">
          <table:table-cell table:number-columns-repeated="3"/>
        </table:table-row>
        <table:table-row table:style-name="ro1">
          <table:table-cell/>
          <table:table-cell table:style-name="ce4" office:value-type="string">
            <text:p>mouse button modifiers</text:p>
          </table:table-cell>
          <table:table-cell/>
        </table:table-row>
        <table:table-row table:style-name="ro4">
          <table:table-cell/>
          <table:table-cell office:value-type="string">
            <text:p>.left</text:p>
            <text:p>.right</text:p>
            <text:p>.middle</text:p>
          </table:table-cell>
          <table:table-cell/>
        </table:table-row>
      </table:table>
      <table:table table:name="form input binding" table:style-name="ta1" table:print="false">
        <table:table-column table:style-name="co4"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table-cell office:value-type="string">
            <text:p>V-model</text:p>
          </table:table-cell>
          <table:table-cell table:number-columns-repeated="2"/>
        </table:table-row>
        <table:table-row table:style-name="ro1">
          <table:table-cell/>
          <table:table-cell table:style-name="ce4" office:value-type="string">
            <text:p>input field</text:p>
          </table:table-cell>
          <table:table-cell table:number-columns-repeated="2"/>
        </table:table-row>
        <table:table-row table:style-name="ro29">
          <table:table-cell/>
          <table:table-cell office:value-type="string">
            <text:p>&lt;input v-model="message" placeholder="edit me"&gt;</text:p>
            <text:p><text:s text:c="4"/>&lt;p&gt;Message is: {{ message }}&lt;/p&gt;</text:p>
          </table:table-cell>
          <table:table-cell office:value-type="string">
            <text:p>there is a message: '' in data.</text:p>
          </table:table-cell>
          <table:table-cell table:style-name="ce3" office:value-type="string">
            <text:p>v-model will ignore the initial value, checked or selected attributes found on any form elements. It will always treat the Vue instance data as the source of truth. You should declare the initial value on the JavaScript side, inside the data option of your component.</text:p>
          </table:table-cell>
        </table:table-row>
        <table:table-row table:style-name="ro1">
          <table:table-cell table:number-columns-repeated="4"/>
        </table:table-row>
        <table:table-row table:style-name="ro1">
          <table:table-cell/>
          <table:table-cell table:style-name="ce4" office:value-type="string">
            <text:p>textarea</text:p>
          </table:table-cell>
          <table:table-cell/>
          <table:table-cell table:style-name="ce4" office:value-type="string">
            <text:p>Modifiers</text:p>
          </table:table-cell>
        </table:table-row>
        <table:table-row table:style-name="ro29">
          <table:table-cell/>
          <table:table-cell office:value-type="string">
            <text:p>&lt;span&gt;Multiline message is:&lt;/span&gt;</text:p>
            <text:p>&lt;p style="white-space: pre-line;"&gt;{{ message }}&lt;/p&gt;</text:p>
            <text:p>&lt;br&gt;</text:p>
            <text:p>&lt;textarea v-model="message" placeholder="add multiple lines"&gt;&lt;/textarea&gt;</text:p>
          </table:table-cell>
          <table:table-cell/>
          <table:table-cell table:style-name="ce3" office:value-type="string">
            <text:p>.lazy</text:p>
            <text:p>By default, v-model syncs the input with the data after each input event (with the exception of IME composition as stated above). You can add the lazy modifier to instead sync after change events:</text:p>
          </table:table-cell>
        </table:table-row>
        <table:table-row table:style-name="ro21">
          <table:table-cell table:number-columns-repeated="3"/>
          <table:table-cell office:value-type="string">
            <text:p>&lt;!-- synced after "change" instead of "input" --&gt;</text:p>
            <text:p>&lt;input v-model.lazy="msg" &gt;</text:p>
          </table:table-cell>
        </table:table-row>
        <table:table-row table:style-name="ro1">
          <table:table-cell/>
          <table:table-cell office:value-type="string">
            <text:p>checkbox</text:p>
          </table:table-cell>
          <table:table-cell table:number-columns-repeated="2"/>
        </table:table-row>
        <table:table-row table:style-name="ro24">
          <table:table-cell/>
          <table:table-cell office:value-type="string">
            <text:p>&lt;input type="checkbox" id="checkbox" v-model="checked"&gt;</text:p>
            <text:p>&lt;label for="checkbox"&gt;{{ checked }}&lt;/label&gt;</text:p>
          </table:table-cell>
          <table:table-cell/>
          <table:table-cell table:style-name="ce3" office:value-type="string">
            <text:p>.number</text:p>
            <text:p>If you want user input to be automatically typecast as a number, you can add the number modifier to your v-model managed inputs:</text:p>
          </table:table-cell>
        </table:table-row>
        <table:table-row table:style-name="ro1">
          <table:table-cell table:number-columns-repeated="3"/>
          <table:table-cell office:value-type="string">
            <text:p>&lt;input v-model.number="age" type="number"&gt;</text:p>
          </table:table-cell>
        </table:table-row>
        <table:table-row table:style-name="ro1">
          <table:table-cell/>
          <table:table-cell table:style-name="ce4" office:value-type="string">
            <text:p>Multiple checkboxes, bound to the same Array:</text:p>
          </table:table-cell>
          <table:table-cell table:number-columns-repeated="2"/>
        </table:table-row>
        <table:table-row table:style-name="ro13">
          <table:table-cell/>
          <table:table-cell office:value-type="string">
            <text:p>&lt;input type="checkbox" id="jack" value="Jack" v-model="checkedNames"&gt;</text:p>
            <text:p><text:s text:c="2"/>&lt;label for="jack"&gt;Jack&lt;/label&gt;</text:p>
            <text:p><text:s text:c="2"/>&lt;input type="checkbox" id="john" value="John" v-model="checkedNames"&gt;</text:p>
            <text:p><text:s text:c="2"/>&lt;label for="john"&gt;John&lt;/label&gt;</text:p>
            <text:p><text:s text:c="2"/>&lt;input type="checkbox" id="mike" value="Mike" v-model="checkedNames"&gt;</text:p>
            <text:p><text:s text:c="2"/>&lt;label for="mike"&gt;Mike&lt;/label&gt;</text:p>
            <text:p><text:s text:c="2"/>&lt;br&gt;</text:p>
            <text:p><text:s text:c="2"/>&lt;span&gt;Checked names: {{ checkedNames }}&lt;/span&gt;</text:p>
          </table:table-cell>
          <table:table-cell office:value-type="string">
            <text:p>new Vue({</text:p>
            <text:p><text:s text:c="2"/>el: '#example-3',</text:p>
            <text:p><text:s text:c="2"/>data: {</text:p>
            <text:p><text:s text:c="4"/>checkedNames: []</text:p>
            <text:p><text:s text:c="2"/>}</text:p>
            <text:p>})</text:p>
          </table:table-cell>
          <table:table-cell table:style-name="ce3" office:value-type="string">
            <text:p>.trim</text:p>
            <text:p>If you want user input to be trimmed automatically, you can add the trim modifier to your v-model managed inputs:</text:p>
          </table:table-cell>
        </table:table-row>
        <table:table-row table:style-name="ro1">
          <table:table-cell table:number-columns-repeated="3"/>
          <table:table-cell office:value-type="string">
            <text:p>&lt;input v-model.trim="msg"&gt;</text:p>
          </table:table-cell>
        </table:table-row>
        <table:table-row table:style-name="ro1">
          <table:table-cell/>
          <table:table-cell table:style-name="ce4" office:value-type="string">
            <text:p>radio button</text:p>
          </table:table-cell>
          <table:table-cell table:number-columns-repeated="2"/>
        </table:table-row>
        <table:table-row table:style-name="ro26">
          <table:table-cell/>
          <table:table-cell office:value-type="string">
            <text:p>&lt;input type="radio" id="one" value="One" v-model="picked"&gt;</text:p>
            <text:p>&lt;label for="one"&gt;One&lt;/label&gt;</text:p>
            <text:p>&lt;br&gt;</text:p>
            <text:p>&lt;input type="radio" id="two" value="Two" v-model="picked"&gt;</text:p>
            <text:p>&lt;label for="two"&gt;Two&lt;/label&gt;</text:p>
            <text:p>&lt;br&gt;</text:p>
            <text:p>&lt;span&gt;Picked: {{ pick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text:p>
          </table:table-cell>
          <table:table-cell table:number-columns-repeated="2"/>
        </table:table-row>
        <table:table-row table:style-name="ro26">
          <table:table-cell/>
          <table:table-cell office:value-type="string">
            <text:p>&lt;select v-model="selected"&gt;</text:p>
            <text:p><text:s text:c="2"/>&lt;option disabled value=""&gt;Please select one&lt;/option&gt;</text:p>
            <text:p><text:s text:c="2"/>&lt;option&gt;A&lt;/option&gt;</text:p>
            <text:p><text:s text:c="2"/>&lt;option&gt;B&lt;/option&gt;</text:p>
            <text:p><text:s text:c="2"/>&lt;option&gt;C&lt;/option&gt;</text:p>
            <text:p>&lt;/select&gt;</text:p>
            <text:p>&lt;span&gt;Selected: {{ select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mutliple select bound to array</text:p>
          </table:table-cell>
          <table:table-cell table:number-columns-repeated="2"/>
        </table:table-row>
        <table:table-row table:style-name="ro26">
          <table:table-cell/>
          <table:table-cell office:value-type="string">
            <text:p>&lt;select v-model="selectedM" multiple&gt;</text:p>
            <text:p><text:s text:c="6"/>&lt;option&gt;A&lt;/option&gt;</text:p>
            <text:p><text:s text:c="6"/>&lt;option&gt;B&lt;/option&gt;</text:p>
            <text:p><text:s text:c="6"/>&lt;option&gt;C&lt;/option&gt;</text:p>
            <text:p><text:s text:c="4"/>&lt;/select&gt;</text:p>
            <text:p><text:s text:c="4"/>&lt;span&gt;Selected: {{ selectedM }}&lt;/span&gt;</text:p>
            <text:p><text:s text:c="4"/>&lt;br&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 from list</text:p>
          </table:table-cell>
          <table:table-cell table:number-columns-repeated="2"/>
        </table:table-row>
        <table:table-row table:style-name="ro12">
          <table:table-cell/>
          <table:table-cell office:value-type="string">
            <text:p>&lt;select v-model="selectedO"&gt;</text:p>
            <text:p><text:s text:c="8"/>&lt;option v-for="option in options" v-bind:value="option.value"&gt;</text:p>
            <text:p><text:s text:c="10"/>{{ option.text }}</text:p>
            <text:p><text:s text:c="8"/>&lt;/option&gt;</text:p>
            <text:p><text:s text:c="6"/>&lt;/select&gt;</text:p>
            <text:p><text:s text:c="6"/>&lt;span&gt;Selected: {{ selectedO }}&lt;/span&gt;</text:p>
          </table:table-cell>
          <table:table-cell office:value-type="string">
            <text:p><text:s/>options: [</text:p>
            <text:p><text:s text:c="10"/>{ text: 'One', value: 'Leila' },</text:p>
            <text:p><text:s text:c="10"/>{ text: 'Two', value: 'Paige' },</text:p>
            <text:p><text:s text:c="10"/>{ text: 'Three', value: 'Lily' },</text:p>
            <text:p><text:s text:c="8"/>],</text:p>
            <text:p><text:s text:c="8"/>SelectedO: '',</text:p>
          </table:table-cell>
          <table:table-cell/>
        </table:table-row>
        <table:table-row table:style-name="ro1">
          <table:table-cell table:number-columns-repeated="4"/>
        </table:table-row>
        <table:table-row table:style-name="ro1">
          <table:table-cell/>
          <table:table-cell table:style-name="ce5" office:value-type="string">
            <text:p>change the default values- can be changed to non-string as well</text:p>
          </table:table-cell>
          <table:table-cell table:number-columns-repeated="2"/>
        </table:table-row>
        <table:table-row table:style-name="ro12">
          <table:table-cell/>
          <table:table-cell office:value-type="string">
            <text:p>&lt;input</text:p>
            <text:p><text:s text:c="2"/>type="checkbox"</text:p>
            <text:p><text:s text:c="2"/>v-model="toggle"</text:p>
            <text:p><text:s text:c="2"/>true-value="yes"</text:p>
            <text:p><text:s text:c="2"/>false-value="no"</text:p>
            <text:p>&gt;</text:p>
          </table:table-cell>
          <table:table-cell office:value-type="string">
            <text:p>// when checked:</text:p>
            <text:p>vm.toggle === 'yes'</text:p>
            <text:p>// when unchecked:</text:p>
            <text:p>vm.toggle === 'no'</text:p>
          </table:table-cell>
          <table:table-cell/>
        </table:table-row>
        <table:table-row table:style-name="ro1">
          <table:table-cell table:number-columns-repeated="4"/>
        </table:table-row>
        <table:table-row table:style-name="ro21">
          <table:table-cell/>
          <table:table-cell office:value-type="string">
            <text:p>&lt;input type="radio" v-model="pick" v-bind:value="a"&gt;</text:p>
          </table:table-cell>
          <table:table-cell office:value-type="string">
            <text:p>// when checked:</text:p>
            <text:p>vm.pick === vm.a</text:p>
          </table:table-cell>
          <table:table-cell/>
        </table:table-row>
        <table:table-row table:style-name="ro1">
          <table:table-cell table:number-columns-repeated="4"/>
        </table:table-row>
        <table:table-row table:style-name="ro29">
          <table:table-cell/>
          <table:table-cell office:value-type="string">
            <text:p>&lt;select v-model="selected"&gt;</text:p>
            <text:p><text:s text:c="2"/>&lt;!-- inline object literal --&gt;</text:p>
            <text:p><text:s text:c="2"/>&lt;option v-bind:value="{ number: 123 }"&gt;123&lt;/option&gt;</text:p>
            <text:p>&lt;/select&gt;</text:p>
          </table:table-cell>
          <table:table-cell office:value-type="string">
            <text:p>// when selected:</text:p>
            <text:p>typeof vm.selected // =&gt; 'object'</text:p>
            <text:p>vm.selected.number // =&gt; 123</text:p>
          </table:table-cell>
          <table:table-cell/>
        </table:table-row>
      </table:table>
      <table:table table:name="components" table:style-name="ta1" table:print="false">
        <table:table-column table:style-name="co4" table:default-cell-style-name="Default"/>
        <table:table-column table:style-name="co27" table:default-cell-style-name="Default"/>
        <table:table-column table:style-name="co28" table:default-cell-style-name="Default"/>
        <table:table-row table:style-name="ro1">
          <table:table-cell table:number-columns-repeated="3"/>
        </table:table-row>
        <table:table-row table:style-name="ro1">
          <table:table-cell/>
          <table:table-cell table:style-name="ce4" office:value-type="string">
            <text:p>component definitipon</text:p>
          </table:table-cell>
          <table:table-cell table:style-name="ce4" office:value-type="string">
            <text:p>html</text:p>
          </table:table-cell>
        </table:table-row>
        <table:table-row table:style-name="ro30">
          <table:table-cell/>
          <table:table-cell office:value-type="string">
            <text:p>Vue.component('button-counter', {</text:p>
            <text:p><text:s text:c="6"/>data: function () {</text:p>
            <text:p><text:s text:c="8"/>return {</text:p>
            <text:p><text:s text:c="10"/>count: 0</text:p>
            <text:p><text:s text:c="8"/>}</text:p>
            <text:p><text:s text:c="6"/>},</text:p>
            <text:p><text:s text:c="6"/>template: '&lt;button v-on:click="count++"&gt;You clicked me {{ count }} times.&lt;/button&gt;'</text:p>
            <text:p><text:s text:c="4"/>})</text:p>
          </table:table-cell>
          <table:table-cell table:style-name="ce3" office:value-type="string">
            <text:p><text:s/>a component’s data option must be a function, so that each instance can maintain an independent copy of the returned data object: If Vue didn’t have this rule, clicking on one button would affect the data of all other instances.</text:p>
          </table:table-cell>
        </table:table-row>
        <table:table-row table:style-name="ro1">
          <table:table-cell table:number-columns-repeated="3"/>
        </table:table-row>
        <table:table-row table:style-name="ro4">
          <table:table-cell/>
          <table:table-cell office:value-type="string">
            <text:p>new Vue({</text:p>
            <text:p><text:s text:c="6"/>el: '#app'</text:p>
            <text:p><text:s text:c="4"/>})</text:p>
          </table:table-cell>
          <table:table-cell office:value-type="string">
            <text:p>&lt;div id="app"&gt;</text:p>
            <text:p><text:s text:c="4"/>&lt;button-counter&gt;&lt;/button-counter&gt;</text:p>
            <text:p><text:s text:c="2"/>&lt;/div&gt;</text:p>
          </table:table-cell>
        </table:table-row>
        <table:table-row table:style-name="ro1">
          <table:table-cell table:number-columns-repeated="3"/>
        </table:table-row>
        <table:table-row table:style-name="ro4">
          <table:table-cell/>
          <table:table-cell office:value-type="string">
            <text:p><text:span text:style-name="T4">global component registration</text:span>: Vue.component('my-component-name', {</text:p>
            <text:p><text:s text:c="2"/>// ... options ...</text:p>
            <text:p>})</text:p>
          </table:table-cell>
          <table:table-cell/>
        </table:table-row>
        <table:table-row table:style-name="ro1">
          <table:table-cell table:number-columns-repeated="3"/>
        </table:table-row>
        <table:table-row table:style-name="ro7">
          <table:table-cell/>
          <table:table-cell table:style-name="ce3" office:value-type="string">
            <text:p>Globally registered components can be used in the template of any root Vue instance (new Vue) created afterwards – and even inside all subcomponents of that Vue instance’s component tree.</text:p>
          </table:table-cell>
          <table:table-cell/>
        </table:table-row>
        <table:table-row table:style-name="ro1" table:number-rows-repeated="2">
          <table:table-cell table:number-columns-repeated="3"/>
        </table:table-row>
        <table:table-row table:style-name="ro1">
          <table:table-cell/>
          <table:table-cell table:style-name="ce4" office:value-type="string">
            <text:p>props</text:p>
          </table:table-cell>
          <table:table-cell/>
        </table:table-row>
        <table:table-row table:style-name="ro1">
          <table:table-cell/>
          <table:table-cell table:style-name="ce4" office:value-type="string">
            <text:p>similar to React</text:p>
          </table:table-cell>
          <table:table-cell/>
        </table:table-row>
        <table:table-row table:style-name="ro10">
          <table:table-cell/>
          <table:table-cell office:value-type="string">
            <text:p>Vue.component('blog-post', {</text:p>
            <text:p><text:s text:c="2"/>props: ['title'],</text:p>
            <text:p><text:s text:c="2"/>template: '&lt;h3&gt;{{ title }}&lt;/h3&gt;'</text:p>
            <text:p>})</text:p>
          </table:table-cell>
          <table:table-cell office:value-type="string">
            <text:p>&lt;blog-post title="My journey with Vue"&gt;&lt;/blog-post&gt;</text:p>
            <text:p>&lt;blog-post title="Blogging with Vue"&gt;&lt;/blog-post&gt;</text:p>
            <text:p>&lt;blog-post title="Why Vue is so fun"&gt;&lt;/blog-post&gt;</text:p>
            <text:p/>
          </table:table-cell>
        </table:table-row>
        <table:table-row table:style-name="ro1">
          <table:table-cell/>
          <table:table-cell table:style-name="ce4" office:value-type="string">
            <text:p>looping through posts</text:p>
          </table:table-cell>
          <table:table-cell/>
        </table:table-row>
        <table:table-row table:style-name="ro14">
          <table:table-cell/>
          <table:table-cell office:value-type="string">
            <text:p>new Vue({</text:p>
            <text:p><text:s text:c="2"/>el: '#blog-post-demo',</text:p>
            <text:p><text:s text:c="2"/>data: {</text:p>
            <text:p><text:s text:c="4"/>posts: [</text:p>
            <text:p><text:s text:c="6"/>{ id: 1, title: 'My journey with Vue' },</text:p>
            <text:p><text:s text:c="6"/>{ id: 2, title: 'Blogging with Vue' },</text:p>
            <text:p><text:s text:c="6"/>{ id: 3, title: 'Why Vue is so fun' },</text:p>
            <text:p><text:s text:c="4"/>]</text:p>
            <text:p><text:s text:c="2"/>}</text:p>
            <text:p>})</text:p>
          </table:table-cell>
          <table:table-cell office:value-type="string">
            <text:p>&lt;blog-post</text:p>
            <text:p><text:s text:c="2"/>v-for="post in posts"</text:p>
            <text:p><text:s text:c="2"/>v-bind:key="post.id"</text:p>
            <text:p><text:s text:c="2"/>v-bind:title="post.title"</text:p>
            <text:p>&gt;&lt;/blog-post&gt;</text:p>
          </table:table-cell>
        </table:table-row>
        <table:table-row table:style-name="ro1">
          <table:table-cell table:number-columns-repeated="3"/>
        </table:table-row>
        <table:table-row table:style-name="ro1">
          <table:table-cell/>
          <table:table-cell table:style-name="ce4" office:value-type="string">
            <text:p>every component must have a single root element.</text:p>
          </table:table-cell>
          <table:table-cell/>
        </table:table-row>
        <table:table-row table:style-name="ro10">
          <table:table-cell/>
          <table:table-cell office:value-type="string">
            <text:p>&lt;div class="blog-post"&gt;</text:p>
            <text:p><text:s text:c="2"/>&lt;h3&gt;{{ title }}&lt;/h3&gt;</text:p>
            <text:p><text:s text:c="2"/>&lt;div v-html="content"&gt;&lt;/div&gt;</text:p>
            <text:p>&lt;/div&gt;</text:p>
          </table:table-cell>
          <table:table-cell/>
        </table:table-row>
        <table:table-row table:style-name="ro1">
          <table:table-cell table:number-columns-repeated="3"/>
        </table:table-row>
        <table:table-row table:style-name="ro1">
          <table:table-cell/>
          <table:table-cell table:style-name="ce4" office:value-type="string">
            <text:p>using an array of objects as props</text:p>
          </table:table-cell>
          <table:table-cell/>
        </table:table-row>
        <table:table-row table:style-name="ro9">
          <table:table-cell/>
          <table:table-cell office:value-type="string">
            <text:p>Vue.component('blog-post', {</text:p>
            <text:p><text:s text:c="2"/>props: ['post'],</text:p>
            <text:p><text:s text:c="2"/>template: `</text:p>
            <text:p><text:s text:c="4"/>&lt;div class="blog-post"&gt;</text:p>
            <text:p><text:s text:c="6"/>&lt;h3&gt;{{ post.title }}&lt;/h3&gt;</text:p>
            <text:p><text:s text:c="6"/>&lt;div v-html="post.content"&gt;&lt;/div&gt;</text:p>
            <text:p><text:s text:c="4"/>&lt;/div&gt;</text:p>
            <text:p><text:s text:c="2"/>`</text:p>
            <text:p>})</text:p>
          </table:table-cell>
          <table:table-cell office:value-type="string">
            <text:p>&lt;blog-post</text:p>
            <text:p><text:s text:c="2"/>v-for="post in posts"</text:p>
            <text:p><text:s text:c="2"/>v-bind:key="post.id"</text:p>
            <text:p><text:s text:c="2"/>v-bind:post="post"</text:p>
            <text:p>&gt;&lt;/blog-post&gt;</text:p>
          </table:table-cell>
        </table:table-row>
        <table:table-row table:style-name="ro1">
          <table:table-cell table:number-columns-repeated="3"/>
        </table:table-row>
        <table:table-row table:style-name="ro1">
          <table:table-cell/>
          <table:table-cell table:style-name="ce5" office:value-type="string">
            <text:p>using an event from the component</text:p>
          </table:table-cell>
          <table:table-cell/>
        </table:table-row>
        <table:table-row table:style-name="ro8">
          <table:table-cell/>
          <table:table-cell office:value-type="string">
            <text:p><text:s text:c="4"/>Vue.component('girl', {</text:p>
            <text:p><text:s text:c="6"/>props: ['girlinfo'],</text:p>
            <text:p><text:s text:c="6"/>template: `</text:p>
            <text:p><text:s text:c="6"/>&lt;div class="girl"&gt;</text:p>
            <text:p><text:s text:c="8"/>&lt;button v-on:click="$emit('enlarge-text')"&gt;</text:p>
            <text:p><text:s text:c="8"/>Enlarge text</text:p>
            <text:p><text:s text:c="8"/>&lt;/button&gt;</text:p>
            <text:p><text:s text:c="8"/>&lt;div&gt; {{ girlinfo.name }}&lt;/div&gt;</text:p>
            <text:p><text:s text:c="8"/>&lt;div&gt; {{ girlinfo.age }}&lt;/div&gt;</text:p>
            <text:p><text:s text:c="8"/>&lt;div&gt; {{ girlinfo.profession }}&lt;/div&gt;</text:p>
            <text:p><text:s text:c="6"/>&lt;/div&gt;</text:p>
            <text:p><text:s text:c="6"/>`</text:p>
            <text:p><text:s text:c="4"/>})</text:p>
          </table:table-cell>
          <table:table-cell office:value-type="string">
            <text:p><text:s/>&lt;div :style="{ fontSize: postFontSize + 'em'}"&gt;</text:p>
            <text:p><text:s text:c="6"/>&lt;girl v-for="girl in girls2" v-bind:girlinfo="girl" v-on:enlarge-text="postFontSize += 0.1"&gt;&lt;/girl&gt;</text:p>
            <text:p><text:s text:c="4"/>&lt;/div&gt;</text:p>
          </table:table-cell>
        </table:table-row>
        <table:table-row table:style-name="ro1">
          <table:table-cell/>
          <table:table-cell office:value-type="string">
            <text:p>I use the :style="{ fontSize: postFontSize + 'em'}" to style the parent div</text:p>
          </table:table-cell>
          <table:table-cell/>
        </table:table-row>
        <table:table-row table:style-name="ro1">
          <table:table-cell/>
          <table:table-cell office:value-type="string">
            <text:p>use v-on:enlarge-text="" to define something</text:p>
          </table:table-cell>
          <table:table-cell/>
        </table:table-row>
        <table:table-row table:style-name="ro1">
          <table:table-cell/>
          <table:table-cell table:style-name="ce4" office:value-type="string">
            <text:p>with event</text:p>
          </table:table-cell>
          <table:table-cell/>
        </table:table-row>
        <table:table-row table:style-name="ro8">
          <table:table-cell/>
          <table:table-cell office:value-type="string">
            <text:p><text:s/>Vue.component('girl', {</text:p>
            <text:p><text:s text:c="6"/>props: ['girlinfo'],</text:p>
            <text:p><text:s text:c="6"/>template: `</text:p>
            <text:p><text:s text:c="6"/>&lt;div class="girl"&gt;</text:p>
            <text:p><text:s text:c="8"/>&lt;button v-on:click="$emit('enlarge-text', 0.1)"&gt;</text:p>
            <text:p><text:s text:c="8"/>Enlarge text</text:p>
            <text:p><text:s text:c="8"/>&lt;/button&gt;</text:p>
            <text:p><text:s text:c="8"/>&lt;div&gt; {{ girlinfo.name }}&lt;/div&gt;</text:p>
            <text:p><text:s text:c="8"/>&lt;div&gt; {{ girlinfo.age }}&lt;/div&gt;</text:p>
            <text:p><text:s text:c="8"/>&lt;div&gt; {{ girlinfo.profession }}&lt;/div&gt;</text:p>
            <text:p><text:s text:c="6"/>&lt;/div&gt;</text:p>
            <text:p><text:s text:c="6"/>`</text:p>
            <text:p><text:s text:c="4"/>})</text:p>
          </table:table-cell>
          <table:table-cell office:value-type="string">
            <text:p>&lt;div :style="{ fontSize: postFontSize + 'em'}"&gt;</text:p>
            <text:p><text:s text:c="6"/>&lt;girl v-for="girl in girls2" v-bind:girlinfo="girl" v-on:enlarge-text="postFontSize += $event"&gt;&lt;/girl&gt;</text:p>
            <text:p><text:s text:c="4"/>&lt;/div&gt;</text:p>
          </table:table-cell>
        </table:table-row>
        <table:table-row table:style-name="ro1">
          <table:table-cell/>
          <table:table-cell table:style-name="ce4" office:value-type="string">
            <text:p>with method</text:p>
          </table:table-cell>
          <table:table-cell/>
        </table:table-row>
        <table:table-row table:style-name="ro10">
          <table:table-cell/>
          <table:table-cell office:value-type="string">
            <text:p>&lt;blog-post</text:p>
            <text:p><text:s text:c="2"/>...</text:p>
            <text:p><text:s text:c="2"/>v-on:enlarge-text="onEnlargeText"</text:p>
            <text:p>&gt;&lt;/blog-post&gt;</text:p>
          </table:table-cell>
          <table:table-cell/>
        </table:table-row>
        <table:table-row table:style-name="ro11">
          <table:table-cell/>
          <table:table-cell office:value-type="string">
            <text:p>methods: {</text:p>
            <text:p><text:s text:c="2"/>onEnlargeText: function (enlargeAmount) {</text:p>
            <text:p><text:s text:c="4"/>this.postFontSize += enlargeAmount</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Custom events can also be used to create custom inputs that work with v-model.</text:p>
          </table:table-cell>
          <table:table-cell/>
        </table:table-row>
        <table:table-row table:style-name="ro1">
          <table:table-cell/>
          <table:table-cell office:value-type="string">
            <text:p>to make v-model work:</text:p>
          </table:table-cell>
          <table:table-cell/>
        </table:table-row>
        <table:table-row table:style-name="ro10">
          <table:table-cell/>
          <table:table-cell office:value-type="string">
            <text:p>&lt;custom-input</text:p>
            <text:p><text:s text:c="2"/>v-bind:value="searchText"</text:p>
            <text:p><text:s text:c="2"/>v-on:input="searchText = $event"</text:p>
            <text:p>&gt;&lt;/custom-input&gt;</text:p>
          </table:table-cell>
          <table:table-cell/>
        </table:table-row>
        <table:table-row table:style-name="ro9">
          <table:table-cell/>
          <table:table-cell office:value-type="string">
            <text:p>Vue.component('custom-input', {</text:p>
            <text:p><text:s text:c="2"/>props: ['value'],</text:p>
            <text:p><text:s text:c="2"/>template: `</text:p>
            <text:p><text:s text:c="4"/>&lt;input</text:p>
            <text:p><text:s text:c="6"/>v-bind:value="value"</text:p>
            <text:p><text:s text:c="6"/>v-on:input="$emit('input', $event.target.value)"</text:p>
            <text:p><text:s text:c="4"/>&gt;</text:p>
            <text:p><text:s text:c="2"/>`</text:p>
            <text:p>})</text:p>
          </table:table-cell>
          <table:table-cell/>
        </table:table-row>
        <table:table-row table:style-name="ro1">
          <table:table-cell/>
          <table:table-cell office:value-type="string">
            <text:p>&lt;custom-input v-model="searchText"&gt;&lt;/custom-input&gt;</text:p>
          </table:table-cell>
          <table:table-cell/>
        </table:table-row>
        <table:table-row table:style-name="ro1">
          <table:table-cell/>
          <table:table-cell table:style-name="ce4" office:value-type="string">
            <text:p>slot tag to be able to insert text between the two tags</text:p>
          </table:table-cell>
          <table:table-cell/>
        </table:table-row>
        <table:table-row table:style-name="ro6">
          <table:table-cell/>
          <table:table-cell office:value-type="string">
            <text:p><text:s/>Vue.component('alert-box', {</text:p>
            <text:p><text:s text:c="6"/>template: `</text:p>
            <text:p><text:s text:c="4"/>&lt;div class="demo-alert-box"&gt;</text:p>
            <text:p><text:s text:c="6"/>&lt;strong&gt;Error!&lt;/strong&gt;</text:p>
            <text:p><text:s text:c="6"/>&lt;slot&gt;&lt;/slot&gt;</text:p>
            <text:p><text:s text:c="4"/>&lt;/div&gt;</text:p>
            <text:p><text:s text:c="4"/>})</text:p>
          </table:table-cell>
          <table:table-cell office:value-type="string">
            <text:p><text:s/>&lt;alert-box&gt;I wish you hadn't done that&lt;/alert-box&gt;</text:p>
          </table:table-cell>
        </table:table-row>
        <table:table-row table:style-name="ro1">
          <table:table-cell table:number-columns-repeated="3"/>
        </table:table-row>
        <table:table-row table:style-name="ro1">
          <table:table-cell/>
          <table:table-cell table:style-name="ce4" office:value-type="string">
            <text:p>Dynamic Components</text:p>
          </table:table-cell>
          <table:table-cell/>
        </table:table-row>
        <table:table-row table:style-name="ro1">
          <table:table-cell/>
          <table:table-cell office:value-type="string">
            <text:p>to dynamically switch between components, like in a tabbed interface</text:p>
          </table:table-cell>
          <table:table-cell/>
        </table:table-row>
        <table:table-row table:style-name="ro7">
          <table:table-cell/>
          <table:table-cell office:value-type="string">
            <text:p>&lt;!-- Component changes when currentTabComponent changes --&gt;</text:p>
            <text:p>&lt;component v-bind:is="currentTabComponent"&gt;&lt;/component&gt;</text:p>
          </table:table-cell>
          <table:table-cell/>
        </table:table-row>
        <table:table-row table:style-name="ro10">
          <table:table-cell/>
          <table:table-cell office:value-type="string">
            <text:p>currentTabComponent can contain either:</text:p>
            <text:p/>
            <text:p>the name of a registered component, or</text:p>
            <text:p>a component’s options object</text:p>
          </table:table-cell>
          <table:table-cell/>
        </table:table-row>
        <table:table-row table:style-name="ro1">
          <table:table-cell table:number-columns-repeated="3"/>
        </table:table-row>
        <table:table-row table:style-name="ro1">
          <table:table-cell/>
          <table:table-cell table:style-name="ce4" office:value-type="string">
            <text:p>DOM Template Parsing Caveats</text:p>
          </table:table-cell>
          <table:table-cell/>
        </table:table-row>
        <table:table-row table:style-name="ro1">
          <table:table-cell table:number-columns-repeated="3"/>
        </table:table-row>
        <table:table-row table:style-name="ro1">
          <table:table-cell/>
          <table:table-cell office:value-type="string">
            <text:p>Some HTML elements(&lt;table&gt;, &lt;select&gt;) have restrictions on what elements can appear inside them</text:p>
          </table:table-cell>
          <table:table-cell/>
        </table:table-row>
        <table:table-row table:style-name="ro4">
          <table:table-cell/>
          <table:table-cell office:value-type="string">
            <text:p>&lt;table&gt;</text:p>
            <text:p><text:s text:c="2"/>&lt;blog-post-row&gt;&lt;/blog-post-row&gt;</text:p>
            <text:p>&lt;/table&gt;</text:p>
          </table:table-cell>
          <table:table-cell table:style-name="ce3" office:value-type="string">
            <text:p>he custom component &lt;blog-post-row&gt; will be hoisted out as invalid content, causing errors in the eventual rendered output.</text:p>
          </table:table-cell>
        </table:table-row>
        <table:table-row table:style-name="ro1">
          <table:table-cell table:number-columns-repeated="3"/>
        </table:table-row>
        <table:table-row table:style-name="ro4">
          <table:table-cell/>
          <table:table-cell office:value-type="string">
            <text:p>&lt;table&gt;</text:p>
            <text:p><text:s text:c="2"/>&lt;tr is="blog-post-row"&gt;&lt;/tr&gt;</text:p>
            <text:p>&lt;/table&gt;</text:p>
          </table:table-cell>
          <table:table-cell/>
        </table:table-row>
      </table:table>
      <table:table table:name="component registration" table:style-name="ta1" table:print="false">
        <table:table-column table:style-name="co4" table:default-cell-style-name="Default"/>
        <table:table-column table:style-name="co29" table:default-cell-style-name="Default"/>
        <table:table-column table:style-name="co30" table:default-cell-style-name="Default"/>
        <table:table-row table:style-name="ro1" table:number-rows-repeated="37">
          <table:table-cell table:number-columns-repeated="3"/>
        </table:table-row>
        <table:table-row table:style-name="ro24">
          <table:table-cell/>
          <table:table-cell table:style-name="ce3" office:value-type="string">
            <text:p>Globally registered component, you can use it in any vue instance</text:p>
          </table:table-cell>
          <table:table-cell/>
        </table:table-row>
        <table:table-row table:style-name="ro13">
          <table:table-cell/>
          <table:table-cell office:value-type="string">
            <text:p><text:s/>Vue.component('AlertBox', {</text:p>
            <text:p><text:s text:c="6"/>template: `</text:p>
            <text:p><text:s text:c="4"/>&lt;div class="demo-alert-box"&gt;</text:p>
            <text:p><text:s text:c="6"/>&lt;strong&gt;Error!&lt;/strong&gt;</text:p>
            <text:p><text:s text:c="6"/>&lt;slot&gt;&lt;/slot&gt;</text:p>
            <text:p><text:s text:c="4"/>&lt;/div&gt;</text:p>
            <text:p><text:s text:c="4"/>`</text:p>
            <text:p><text:s text:c="4"/>})</text:p>
          </table:table-cell>
          <table:table-cell/>
        </table:table-row>
        <table:table-row table:style-name="ro1">
          <table:table-cell table:number-columns-repeated="3"/>
        </table:table-row>
        <table:table-row table:style-name="ro21">
          <table:table-cell/>
          <table:table-cell table:style-name="ce3" office:value-type="string">
            <text:p>Locally registered- can only be used in app2</text:p>
          </table:table-cell>
          <table:table-cell/>
        </table:table-row>
        <table:table-row table:style-name="ro26">
          <table:table-cell/>
          <table:table-cell office:value-type="string">
            <text:p><text:s/>let MessageBox = {</text:p>
            <text:p><text:s text:c="6"/>template: `</text:p>
            <text:p><text:s text:c="4"/>&lt;div class="message-box"&gt;</text:p>
            <text:p><text:s text:c="6"/>&lt;strong&gt;&lt;slot&gt;&lt;/slot&gt;&lt;/strong&gt;</text:p>
            <text:p><text:s text:c="4"/>&lt;/div&gt;</text:p>
            <text:p><text:s text:c="4"/>`</text:p>
            <text:p><text:s text:c="4"/>}</text:p>
          </table:table-cell>
          <table:table-cell office:value-type="string">
            <text:p>let app2 = new Vue({</text:p>
            <text:p><text:s text:c="6"/>el: '#app2',</text:p>
            <text:p><text:s text:c="6"/>components: {</text:p>
            <text:p><text:s text:c="8"/>'message-box': MessageBox,</text:p>
            <text:p><text:s text:c="6"/>}</text:p>
            <text:p><text:s text:c="4"/>})</text:p>
          </table:table-cell>
        </table:table-row>
      </table:table>
      <table:table table:name="props" table:style-name="ta1" table:print="false">
        <table:table-column table:style-name="co4" table:default-cell-style-name="Default"/>
        <table:table-column table:style-name="co31" table:default-cell-style-name="Default"/>
        <table:table-column table:style-name="co10" table:default-cell-style-name="Default"/>
        <table:table-column table:style-name="co32" table:default-cell-style-name="Default"/>
        <table:table-row table:style-name="ro1" table:number-rows-repeated="2">
          <table:table-cell table:number-columns-repeated="4"/>
        </table:table-row>
        <table:table-row table:style-name="ro1">
          <table:table-cell/>
          <table:table-cell table:style-name="ce4" office:value-type="string">
            <text:p>props validation</text:p>
          </table:table-cell>
          <table:table-cell table:style-name="ce4" office:value-type="string">
            <text:p>to use logic on a props value:</text:p>
          </table:table-cell>
          <table:table-cell table:style-name="ce4" office:value-type="string">
            <text:p>to return props to a child as data</text:p>
          </table:table-cell>
        </table:table-row>
        <table:table-row table:style-name="ro31">
          <table:table-cell/>
          <table:table-cell office:value-type="string">
            <text:p>let BlogPost = {</text:p>
            <text:p><text:s text:c="6"/>props: {</text:p>
            <text:p><text:s text:c="8"/>title: {</text:p>
            <text:p><text:s text:c="8"/>type: String,</text:p>
            <text:p><text:s text:c="8"/>required: true,</text:p>
            <text:p><text:s text:c="8"/>},</text:p>
            <text:p><text:s text:c="8"/>number: Number,</text:p>
            <text:p><text:s text:c="8"/>circumstances: Object,</text:p>
            <text:p><text:s text:c="6"/>},</text:p>
            <text:p><text:s text:c="6"/>template: `</text:p>
            <text:p><text:s text:c="6"/>&lt;div&gt;</text:p>
            <text:p><text:s text:c="8"/>&lt;h3&gt;{{ number }} {{ title }}&lt;/h3&gt;</text:p>
            <text:p><text:s text:c="8"/>&lt;p&gt;species: {{ circumstances.species }}&lt;/p&gt;</text:p>
            <text:p><text:s text:c="8"/>&lt;p&gt;location: {{ circumstances.location }}&lt;/p&gt;</text:p>
            <text:p><text:s text:c="6"/>&lt;/div&gt;</text:p>
            <text:p><text:s text:c="6"/>`</text:p>
            <text:p><text:s text:c="4"/>}</text:p>
          </table:table-cell>
          <table:table-cell office:value-type="string">
            <text:p>let introduction = {</text:p>
            <text:p><text:s text:c="6"/>props: {</text:p>
            <text:p><text:s text:c="8"/>name: {</text:p>
            <text:p><text:s text:c="8"/>type: String,</text:p>
            <text:p><text:s text:c="8"/>required: true,</text:p>
            <text:p><text:s text:c="8"/>},</text:p>
            <text:p><text:s text:c="6"/>},</text:p>
            <text:p><text:s text:c="6"/>computed: {</text:p>
            <text:p><text:s text:c="8"/>getName: function() {</text:p>
            <text:p><text:s text:c="10"/>let name = this.name.toLowerCase()</text:p>
            <text:p><text:s text:c="10"/>return name.charAt(0).toUpperCase() + name.slice(1)</text:p>
            <text:p><text:s text:c="8"/>}</text:p>
            <text:p><text:s text:c="6"/>},</text:p>
            <text:p><text:s text:c="6"/>template: `</text:p>
            <text:p><text:s text:c="6"/>&lt;div&gt;</text:p>
            <text:p><text:s text:c="8"/>&lt;p&gt;{{ getName }}&lt;/p&gt;</text:p>
            <text:p><text:s text:c="6"/>&lt;/div&gt;</text:p>
            <text:p><text:s text:c="6"/>`</text:p>
            <text:p><text:s text:c="4"/>}</text:p>
          </table:table-cell>
          <table:table-cell office:value-type="string">
            <text:p>let sayHello = {</text:p>
            <text:p><text:s text:c="6"/>props: ['name'],</text:p>
            <text:p><text:s text:c="6"/>data: <text:s/>function() {</text:p>
            <text:p><text:s text:c="10"/>return {</text:p>
            <text:p><text:s text:c="12"/>her: 'Leila'</text:p>
            <text:p><text:s text:c="10"/>}</text:p>
            <text:p><text:s text:c="6"/>}, </text:p>
            <text:p><text:s text:c="6"/>template: '&lt;div&gt;Hello, it\'s {{her}} &lt;/div&gt;'</text:p>
            <text:p><text:s text:c="4"/>}</text:p>
          </table:table-cell>
        </table:table-row>
        <table:table-row table:style-name="ro1">
          <table:table-cell table:number-columns-repeated="4"/>
        </table:table-row>
        <table:table-row table:style-name="ro1">
          <table:table-cell/>
          <table:table-cell table:style-name="ce4" office:value-type="string">
            <text:p>in the container component, use v-bind</text:p>
          </table:table-cell>
          <table:table-cell table:number-columns-repeated="2"/>
        </table:table-row>
        <table:table-row table:style-name="ro13">
          <table:table-cell/>
          <table:table-cell office:value-type="string">
            <text:p>template: `</text:p>
            <text:p><text:s text:c="6"/>&lt;div&gt;</text:p>
            <text:p><text:s text:c="8"/>&lt;h3&gt;{{ name }}&lt;/h3&gt;</text:p>
            <text:p><text:s text:c="8"/>&lt;p&gt;age: {{ age }}&lt;/p&gt;</text:p>
            <text:p><text:s text:c="8"/>&lt;p&gt;nationality: {{ nationality }}&lt;/p&gt; </text:p>
            <text:p><text:s text:c="8"/>&lt;introduction v-bind:name="name"&gt;&lt;/introduction&gt;</text:p>
            <text:p><text:s text:c="8"/>&lt;sayhello v-bind:name="name"&gt;&lt;/sayhello&gt;</text:p>
            <text:p><text:s text:c="6"/>&lt;/div&gt;</text:p>
          </table:table-cell>
          <table:table-cell table:number-columns-repeated="2"/>
        </table:table-row>
        <table:table-row table:style-name="ro1">
          <table:table-cell table:number-columns-repeated="4"/>
        </table:table-row>
        <table:table-row table:style-name="ro1">
          <table:table-cell/>
          <table:table-cell table:style-name="ce4" office:value-type="string">
            <text:p>prop data options – required, default</text:p>
          </table:table-cell>
          <table:table-cell table:style-name="ce4" office:value-type="string">
            <text:p>Object with a default value</text:p>
          </table:table-cell>
          <table:table-cell table:style-name="ce4" office:value-type="string">
            <text:p>Custom validator function</text:p>
          </table:table-cell>
        </table:table-row>
        <table:table-row table:style-name="ro1">
          <table:table-cell table:number-columns-repeated="4"/>
        </table:table-row>
        <table:table-row table:style-name="ro27">
          <table:table-cell/>
          <table:table-cell office:value-type="string">
            <text:p>propC: {</text:p>
            <text:p><text:s text:c="6"/>type: String,</text:p>
            <text:p><text:s text:c="6"/>required: true</text:p>
            <text:p><text:s text:c="4"/>},</text:p>
            <text:p><text:s text:c="4"/>// Number with a default value</text:p>
            <text:p><text:s text:c="4"/>propD: {</text:p>
            <text:p><text:s text:c="6"/>type: Number,</text:p>
            <text:p><text:s text:c="6"/>default: 100</text:p>
            <text:p><text:s text:c="4"/>},</text:p>
          </table:table-cell>
          <table:table-cell office:value-type="string">
            <text:p>propE: {</text:p>
            <text:p><text:s text:c="6"/>type: Object,</text:p>
            <text:p><text:s text:c="6"/>// Object or array defaults must be returned from</text:p>
            <text:p><text:s text:c="6"/>// a factory function</text:p>
            <text:p><text:s text:c="6"/>default: function () {</text:p>
            <text:p><text:s text:c="8"/>return { message: 'hello' }</text:p>
            <text:p><text:s text:c="6"/>}</text:p>
            <text:p><text:s text:c="4"/>},</text:p>
          </table:table-cell>
          <table:table-cell office:value-type="string">
            <text:p>propF: {</text:p>
            <text:p><text:s text:c="6"/>validator: function (value) {</text:p>
            <text:p><text:s text:c="8"/>// The value must match one of these strings</text:p>
            <text:p><text:s text:c="8"/>return ['success', 'warning', 'danger'].indexOf(value) !== -1</text:p>
            <text:p><text:s text:c="6"/>}</text:p>
            <text:p><text:s text:c="4"/>}</text:p>
          </table:table-cell>
        </table:table-row>
        <table:table-row table:style-name="ro1">
          <table:table-cell table:number-columns-repeated="4"/>
        </table:table-row>
        <table:table-row table:style-name="ro1">
          <table:table-cell/>
          <table:table-cell table:style-name="ce4" office:value-type="string">
            <text:p>custom validator function</text:p>
          </table:table-cell>
          <table:table-cell table:number-columns-repeated="2"/>
        </table:table-row>
        <table:table-row table:style-name="ro12">
          <table:table-cell/>
          <table:table-cell office:value-type="string">
            <text:p>strength: {</text:p>
            <text:p><text:s text:c="10"/>type: String,</text:p>
            <text:p><text:s text:c="10"/>validator: function(value) {</text:p>
            <text:p><text:s text:c="12"/>return ['beauty', 'persuasiveness', 'intelligence'].indexOf(value) != <text:s/>-1;</text:p>
            <text:p><text:s text:c="10"/>}</text:p>
            <text:p><text:s text:c="8"/>},</text:p>
          </table:table-cell>
          <table:table-cell table:number-columns-repeated="2"/>
        </table:table-row>
        <table:table-row table:style-name="ro1">
          <table:table-cell table:number-columns-repeated="4"/>
        </table:table-row>
        <table:table-row table:style-name="ro1">
          <table:table-cell/>
          <table:table-cell office:value-type="string">
            <text:p>default value can be:</text:p>
          </table:table-cell>
          <table:table-cell office:value-type="string">
            <text:p>alo custom constructor function:</text:p>
          </table:table-cell>
          <table:table-cell/>
        </table:table-row>
        <table:table-row table:style-name="ro13">
          <table:table-cell/>
          <table:table-cell office:value-type="string">
            <text:p>String</text:p>
            <text:p>Number</text:p>
            <text:p>Boolean</text:p>
            <text:p>Array</text:p>
            <text:p>Object</text:p>
            <text:p>Date</text:p>
            <text:p>Function</text:p>
            <text:p>Symbol</text:p>
          </table:table-cell>
          <table:table-cell office:value-type="string">
            <text:p>Vue.component('blog-post', {</text:p>
            <text:p><text:s text:c="2"/>props: {</text:p>
            <text:p><text:s text:c="4"/>author: Person</text:p>
            <text:p><text:s text:c="2"/>}</text:p>
            <text:p>})</text:p>
          </table:table-cell>
          <table:table-cell/>
        </table:table-row>
      </table:table>
      <table:table table:name="events2" table:style-name="ta1" table:print="false">
        <table:table-column table:style-name="co4" table:default-cell-style-name="Default"/>
        <table:table-column table:style-name="co33" table:default-cell-style-name="Default"/>
        <table:table-column table:style-name="co34" table:default-cell-style-name="Default"/>
        <table:table-row table:style-name="ro1" table:number-rows-repeated="2">
          <table:table-cell table:number-columns-repeated="3"/>
        </table:table-row>
        <table:table-row table:style-name="ro24">
          <table:table-cell/>
          <table:table-cell table:style-name="ce3" office:value-type="string">
            <text:p>the value of lovingVue will be passed to the checked prop. The lovingVue property will then be updated when &lt;base-checkbox&gt; emits a change event with a new value.</text:p>
          </table:table-cell>
          <table:table-cell/>
        </table:table-row>
        <table:table-row table:style-name="ro20">
          <table:table-cell/>
          <table:table-cell office:value-type="string">
            <text:p>Vue.component('base-checkbox', {</text:p>
            <text:p><text:s text:c="2"/>model: {</text:p>
            <text:p><text:s text:c="4"/>prop: 'checked',</text:p>
            <text:p><text:s text:c="4"/>event: 'change'</text:p>
            <text:p><text:s text:c="2"/>},</text:p>
            <text:p><text:s text:c="2"/>props: {</text:p>
            <text:p><text:s text:c="4"/>checked: Boolean</text:p>
            <text:p><text:s text:c="2"/>},</text:p>
            <text:p><text:s text:c="2"/>template: `</text:p>
            <text:p><text:s text:c="4"/>&lt;input</text:p>
            <text:p><text:s text:c="6"/>type="checkbox"</text:p>
            <text:p><text:s text:c="6"/>v-bind:checked="checked"</text:p>
            <text:p><text:s text:c="6"/>v-on:change="$emit('change', $event.target.checked)"</text:p>
            <text:p><text:s text:c="4"/>&gt;</text:p>
            <text:p><text:s text:c="2"/>`</text:p>
            <text:p>})</text:p>
          </table:table-cell>
          <table:table-cell table:style-name="ce3" office:value-type="string">
            <text:p>&lt;base-checkbox v-model="lovingVue"&gt;&lt;/base-checkbox&gt;</text:p>
          </table:table-cell>
        </table:table-row>
      </table:table>
      <table:table table:name="slots" table:style-name="ta1" table:print="false">
        <table:table-column table:style-name="co4" table:default-cell-style-name="Default"/>
        <table:table-column table:style-name="co35" table:default-cell-style-name="Default"/>
        <table:table-column table:style-name="co36" table:default-cell-style-name="Default"/>
        <table:table-column table:style-name="co37" table:default-cell-style-name="Default"/>
        <table:table-row table:style-name="ro1">
          <table:table-cell table:number-columns-repeated="4"/>
        </table:table-row>
        <table:table-row table:style-name="ro1">
          <table:table-cell/>
          <table:table-cell office:value-type="string">
            <text:p>slots can contain any component</text:p>
          </table:table-cell>
          <table:table-cell table:number-columns-repeated="2"/>
        </table:table-row>
        <table:table-row table:style-name="ro1">
          <table:table-cell/>
          <table:table-cell office:value-type="string">
            <text:p>multiple slots:</text:p>
          </table:table-cell>
          <table:table-cell table:number-columns-repeated="2"/>
        </table:table-row>
        <table:table-row table:style-name="ro1">
          <table:table-cell/>
          <table:table-cell office:value-type="string">
            <text:p>component</text:p>
          </table:table-cell>
          <table:table-cell office:value-type="string">
            <text:p>html</text:p>
          </table:table-cell>
          <table:table-cell office:value-type="string">
            <text:p>or:</text:p>
          </table:table-cell>
        </table:table-row>
        <table:table-row table:style-name="ro18">
          <table:table-cell/>
          <table:table-cell office:value-type="string">
            <text:p>&lt;div class="container"&gt;</text:p>
            <text:p><text:s text:c="2"/>&lt;header&gt;</text:p>
            <text:p><text:s text:c="4"/>&lt;slot name="header"&gt;&lt;/slot&gt;</text:p>
            <text:p><text:s text:c="2"/>&lt;/header&gt;</text:p>
            <text:p><text:s text:c="2"/>&lt;main&gt;</text:p>
            <text:p><text:s text:c="4"/>&lt;slot&gt;&lt;/slot&gt;</text:p>
            <text:p><text:s text:c="2"/>&lt;/main&gt;</text:p>
            <text:p><text:s text:c="2"/>&lt;footer&gt;</text:p>
            <text:p><text:s text:c="4"/>&lt;slot name="footer"&gt;&lt;/slot&gt;</text:p>
            <text:p><text:s text:c="2"/>&lt;/footer&gt;</text:p>
            <text:p>&lt;/div&gt;</text:p>
          </table:table-cell>
          <table:table-cell office:value-type="string">
            <text:p>&lt;base-layout&gt;</text:p>
            <text:p><text:s text:c="2"/>&lt;template slot="header"&gt;</text:p>
            <text:p><text:s text:c="4"/>&lt;h1&gt;Here might be a page title&lt;/h1&gt;</text:p>
            <text:p><text:s text:c="2"/>&lt;/template&gt;</text:p>
            <text:p/>
            <text:p><text:s text:c="2"/>&lt;p&gt;A paragraph for the main content.&lt;/p&gt;</text:p>
            <text:p><text:s text:c="2"/>&lt;p&gt;And another one.&lt;/p&gt;</text:p>
            <text:p/>
            <text:p><text:s text:c="2"/>&lt;template slot="footer"&gt;</text:p>
            <text:p><text:s text:c="4"/>&lt;p&gt;Here's some contact info&lt;/p&gt;</text:p>
            <text:p><text:s text:c="2"/>&lt;/template&gt;</text:p>
            <text:p>&lt;/base-layout&gt;</text:p>
          </table:table-cell>
          <table:table-cell office:value-type="string">
            <text:p>&lt;base-layout&gt;</text:p>
            <text:p><text:s text:c="2"/>&lt;h1 slot="header"&gt;Here might be a page title&lt;/h1&gt;</text:p>
            <text:p/>
            <text:p><text:s text:c="2"/>&lt;p&gt;A paragraph for the main content.&lt;/p&gt;</text:p>
            <text:p><text:s text:c="2"/>&lt;p&gt;And another one.&lt;/p&gt;</text:p>
            <text:p/>
            <text:p><text:s text:c="2"/>&lt;p slot="footer"&gt;Here's some contact info&lt;/p&gt;</text:p>
            <text:p>&lt;/base-layout&gt;</text:p>
          </table:table-cell>
        </table:table-row>
        <table:table-row table:style-name="ro1">
          <table:table-cell table:number-columns-repeated="4"/>
        </table:table-row>
        <table:table-row table:style-name="ro1">
          <table:table-cell/>
          <table:table-cell office:value-type="string">
            <text:p>default slot content:</text:p>
          </table:table-cell>
          <table:table-cell table:number-columns-repeated="2"/>
        </table:table-row>
        <table:table-row table:style-name="ro24">
          <table:table-cell/>
          <table:table-cell office:value-type="string">
            <text:p>&lt;button type="submit"&gt;</text:p>
            <text:p><text:s text:c="2"/>&lt;slot&gt;Submit&lt;/slot&gt;</text:p>
            <text:p>&lt;/button&gt;</text:p>
          </table:table-cell>
          <table:table-cell table:number-columns-repeated="2"/>
        </table:table-row>
        <table:table-row table:style-name="ro1">
          <table:table-cell table:number-columns-repeated="4"/>
        </table:table-row>
        <table:table-row table:style-name="ro1">
          <table:table-cell/>
          <table:table-cell office:value-type="string">
            <text:p>scoped slots:</text:p>
          </table:table-cell>
          <table:table-cell table:number-columns-repeated="2"/>
        </table:table-row>
        <table:table-row table:style-name="ro25">
          <table:table-cell/>
          <table:table-cell office:value-type="string">
            <text:p>const girlList = {</text:p>
            <text:p><text:s text:c="4"/>props: {</text:p>
            <text:p><text:s text:c="6"/>girls: {</text:p>
            <text:p><text:s text:c="8"/>type: Array,</text:p>
            <text:p><text:s text:c="8"/>required: true,</text:p>
            <text:p><text:s text:c="6"/>} </text:p>
            <text:p><text:s text:c="4"/>},</text:p>
            <text:p><text:s text:c="4"/>Template: `</text:p>
            <text:p><text:s text:c="4"/>&lt;div&gt;</text:p>
            <text:p><text:s text:c="6"/>&lt;div v-for="girl in girls" :key="girl.name"&gt; <text:s text:c="4"/></text:p>
            <text:p><text:s text:c="8"/>&lt;slot v-bind:girl="girl"&gt;</text:p>
            <text:p><text:s text:c="10"/>{{ girl.name }}</text:p>
            <text:p><text:s text:c="8"/>&lt;/slot&gt;</text:p>
            <text:p><text:s text:c="6"/>&lt;/div&gt;</text:p>
            <text:p><text:s text:c="4"/>&lt;/div&gt;</text:p>
          </table:table-cell>
          <table:table-cell office:value-type="string">
            <text:p>&lt;girl-list :girls="girls"&gt;</text:p>
            <text:p><text:s text:c="6"/>&lt;template slot-scope="{ girl }"&gt;</text:p>
            <text:p><text:s text:c="8"/>&lt;span v-if="girl.available"&gt;✓&lt;/span&gt;</text:p>
            <text:p><text:s text:c="8"/>{{ girl.name }}</text:p>
            <text:p><text:s text:c="6"/>&lt;/template&gt;</text:p>
            <text:p><text:s text:c="4"/>&lt;/girl-list&gt;</text:p>
            <text:p><text:s text:c="2"/>&lt;/div&gt;</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6">2018.06.06</text:date>, <text:time>17:50: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1H56M40S</meta:editing-duration>
    <meta:editing-cycles>228</meta:editing-cycles>
    <meta:generator>OpenOffice/4.1.5$Win32 OpenOffice.org_project/415m1$Build-9789</meta:generator>
    <dc:date>2018-06-06T17:50:36.40</dc:date>
    <dc:creator>Tamas Varga</dc:creator>
    <meta:document-statistic meta:table-count="14" meta:cell-count="313" meta:object-count="0"/>
    <meta:user-defined meta:name="Info 1"/>
    <meta:user-defined meta:name="Info 2"/>
    <meta:user-defined meta:name="Info 3"/>
    <meta:user-defined meta:name="Info 4"/>
  </office:meta>
</office:document-meta>
</file>